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Calibri" svg:font-family="Calibri"/>
    <style:font-face style:name="FreeSans5" svg:font-family="FreeSans"/>
    <style:font-face style:name="FreeSans3" svg:font-family="FreeSans" style:font-family-generic="swiss"/>
    <style:font-face style:name="FreeSans\"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style:font-face style:name="Times New Roman" svg:font-family="'Times New Roman'" style:font-family-generic="system" style:font-pitch="variable"/>
  </office:font-face-decls>
  <office:automatic-styles>
    <style:style style:name="Table5" style:family="table">
      <style:table-properties style:width="6.6979in" fo:margin-left="0in" table:align="left" style:may-break-between-rows="true" style:writing-mode="lr-tb"/>
    </style:style>
    <style:style style:name="Table5.A" style:family="table-column">
      <style:table-column-properties style:column-width="2.3229in"/>
    </style:style>
    <style:style style:name="Table5.B" style:family="table-column">
      <style:table-column-properties style:column-width="4.375in"/>
    </style:style>
    <style:style style:name="Table5.A1" style:family="table-cell">
      <style:table-cell-properties fo:background-color="#ffffff" fo:padding-left="0.0375in" fo:padding-right="0.0375in" fo:padding-top="0in" fo:padding-bottom="0in" fo:border="0.05pt solid #000000" fo:vertical-align="top">
        <style:background-image/>
      </style:table-cell-properties>
    </style:style>
    <style:style style:name="Table5.A5" style:family="table-cell">
      <style:table-cell-properties fo:background-color="#ffffff" fo:padding-left="0.0375in" fo:padding-right="0.0375in" fo:padding-top="0in" fo:padding-bottom="0in" fo:border-left="0.05pt solid #000000" fo:border-right="0.05pt solid #000000" fo:border-top="none" fo:border-bottom="0.05pt solid #000000" fo:vertical-align="top">
        <style:background-image/>
      </style:table-cell-properties>
    </style:style>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P9" style:family="paragraph" style:parent-style-name="Standard">
      <style:paragraph-properties fo:line-height="100%" fo:text-align="center" style:justify-single-word="false"/>
      <style:text-properties style:font-name="FreeSans" fo:font-size="16pt" fo:font-weight="normal" officeooo:rsid="003b0f3e" officeooo:paragraph-rsid="0043afcb" style:font-size-asian="16pt" style:font-weight-asian="normal" style:font-size-complex="16pt" style:font-weight-complex="normal"/>
    </style:style>
    <style:style style:name="P10"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11" style:family="paragraph" style:parent-style-name="Standard">
      <style:paragraph-properties fo:line-height="100%" fo:text-align="center" style:justify-single-word="false"/>
      <style:text-properties style:font-name="FreeSans" fo:font-size="12pt" officeooo:paragraph-rsid="0043afcb" style:font-size-asian="12pt" style:font-size-complex="12pt"/>
    </style:style>
    <style:style style:name="P12"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13" style:family="paragraph" style:parent-style-name="Standard">
      <style:paragraph-properties fo:line-height="150%" fo:text-align="center" style:justify-single-word="false"/>
      <style:text-properties style:font-name="FreeSans" fo:font-size="26pt" officeooo:paragraph-rsid="00191055" style:font-size-asian="26pt" style:font-size-complex="26pt"/>
    </style:style>
    <style:style style:name="P14" style:family="paragraph" style:parent-style-name="Standard">
      <style:paragraph-properties fo:line-height="150%" fo:text-align="justify" style:justify-single-word="false"/>
      <style:text-properties style:font-name="FreeSans" fo:font-size="6pt" officeooo:rsid="00560611" officeooo:paragraph-rsid="00359a7a" style:font-size-asian="5.25pt" style:font-name-complex="FreeSans" style:font-size-complex="6pt"/>
    </style:style>
    <style:style style:name="P15" style:family="paragraph" style:parent-style-name="Standard">
      <style:paragraph-properties fo:line-height="150%" fo:text-align="start" style:justify-single-word="false"/>
      <style:text-properties fo:color="#000000" style:font-name="FreeSans" fo:font-size="14pt" officeooo:rsid="01c156aa" officeooo:paragraph-rsid="00359a7a" style:font-size-asian="14pt" style:font-size-complex="14pt"/>
    </style:style>
    <style:style style:name="P16" style:family="paragraph" style:parent-style-name="Standard">
      <style:paragraph-properties fo:line-height="150%" fo:text-align="start" style:justify-single-word="false"/>
      <style:text-properties fo:color="#000000" style:font-name="FreeSans" fo:font-size="14pt" officeooo:rsid="0047300a" officeooo:paragraph-rsid="0047300a" style:font-size-asian="14pt" style:font-size-complex="14pt"/>
    </style:style>
    <style:style style:name="P17" style:family="paragraph" style:parent-style-name="Standard">
      <style:paragraph-properties fo:line-height="150%" fo:text-align="start" style:justify-single-word="false"/>
      <style:text-properties fo:color="#000000" style:font-name="FreeSans" fo:font-size="14pt" officeooo:rsid="01f415ba" officeooo:paragraph-rsid="00359a7a" style:font-size-asian="14pt" style:font-size-complex="14pt"/>
    </style:style>
    <style:style style:name="P18" style:family="paragraph" style:parent-style-name="Standard">
      <style:paragraph-properties fo:line-height="150%" fo:text-align="start" style:justify-single-word="false"/>
      <style:text-properties fo:color="#000000" style:font-name="FreeSans" fo:font-size="14pt" officeooo:rsid="00600160" officeooo:paragraph-rsid="008af690" style:font-size-asian="14pt" style:font-size-complex="14pt"/>
    </style:style>
    <style:style style:name="P19" style:family="paragraph" style:parent-style-name="Standard">
      <style:paragraph-properties fo:line-height="150%" fo:text-align="start" style:justify-single-word="false"/>
      <style:text-properties fo:color="#000000" style:font-name="FreeSans" fo:font-size="14pt" officeooo:rsid="004bfe47" officeooo:paragraph-rsid="004bfe47" style:font-size-asian="12.25pt" style:font-size-complex="14pt"/>
    </style:style>
    <style:style style:name="P20"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2.25pt" style:font-size-complex="14pt"/>
    </style:style>
    <style:style style:name="P21" style:family="paragraph" style:parent-style-name="Standard">
      <style:paragraph-properties fo:line-height="150%" fo:text-align="center" style:justify-single-word="false"/>
      <style:text-properties fo:color="#000000" style:font-name="FreeSans" fo:font-size="12pt" officeooo:rsid="01973695" officeooo:paragraph-rsid="00499102" style:font-size-asian="12pt" style:font-name-complex="FreeSans" style:font-size-complex="12pt"/>
    </style:style>
    <style:style style:name="P22"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size-complex="12pt"/>
    </style:style>
    <style:style style:name="P23" style:family="paragraph" style:parent-style-name="Standard">
      <style:paragraph-properties fo:line-height="150%" fo:text-align="start" style:justify-single-word="false"/>
      <style:text-properties fo:color="#000000" style:font-name="FreeSans" fo:font-size="12pt" officeooo:rsid="020daf71" officeooo:paragraph-rsid="00600160" style:font-size-asian="12pt" style:font-size-complex="12pt"/>
    </style:style>
    <style:style style:name="P24" style:family="paragraph" style:parent-style-name="Standard">
      <style:paragraph-properties fo:line-height="150%" fo:text-align="start" style:justify-single-word="false"/>
      <style:text-properties fo:color="#000000" style:font-name="FreeSans" fo:font-size="12pt" officeooo:rsid="00a4e829" officeooo:paragraph-rsid="00359a7a" style:font-size-asian="10.5pt" style:font-size-complex="12pt"/>
    </style:style>
    <style:style style:name="P25" style:family="paragraph" style:parent-style-name="Standard">
      <style:paragraph-properties fo:line-height="150%" fo:text-align="start" style:justify-single-word="false"/>
      <style:text-properties fo:color="#000000" style:font-name="FreeSans" fo:font-size="12pt" officeooo:rsid="00a4e829" officeooo:paragraph-rsid="00499102" style:font-size-asian="10.5pt" style:font-size-complex="12pt"/>
    </style:style>
    <style:style style:name="P26" style:family="paragraph" style:parent-style-name="Standard">
      <style:paragraph-properties fo:line-height="150%" fo:text-align="start" style:justify-single-word="false"/>
      <style:text-properties fo:color="#000000" style:font-name="FreeSans" fo:font-size="12pt" officeooo:rsid="00af6901" officeooo:paragraph-rsid="00359a7a" style:font-size-asian="10.5pt" style:font-size-complex="12pt"/>
    </style:style>
    <style:style style:name="P27"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size-complex="12pt"/>
    </style:style>
    <style:style style:name="P28" style:family="paragraph" style:parent-style-name="Standard">
      <style:paragraph-properties fo:line-height="150%" fo:text-align="start" style:justify-single-word="false"/>
      <style:text-properties fo:color="#000000" style:font-name="FreeSans" fo:font-size="12pt" officeooo:rsid="0199169d" officeooo:paragraph-rsid="00359a7a" style:font-size-asian="10.5pt" style:font-size-complex="12pt"/>
    </style:style>
    <style:style style:name="P29" style:family="paragraph" style:parent-style-name="Standard">
      <style:paragraph-properties fo:line-height="150%" fo:text-align="start" style:justify-single-word="false"/>
      <style:text-properties fo:color="#000000" style:font-name="FreeSans" fo:font-size="12pt" officeooo:rsid="015dfd1d" officeooo:paragraph-rsid="00359a7a" style:font-size-asian="10.5pt" style:font-size-complex="12pt"/>
    </style:style>
    <style:style style:name="P30" style:family="paragraph" style:parent-style-name="Standard">
      <style:paragraph-properties fo:line-height="150%" fo:text-align="start" style:justify-single-word="false"/>
      <style:text-properties fo:color="#000000" style:font-name="FreeSans" fo:font-size="12pt" officeooo:rsid="00702f17" officeooo:paragraph-rsid="00702f17" style:font-size-asian="10.5pt" style:font-size-complex="12pt"/>
    </style:style>
    <style:style style:name="P31" style:family="paragraph" style:parent-style-name="Standard">
      <style:paragraph-properties fo:line-height="150%" fo:text-align="start" style:justify-single-word="false"/>
      <style:text-properties fo:color="#000000" style:font-name="FreeSans" fo:font-size="12pt" officeooo:rsid="00af4dad" officeooo:paragraph-rsid="00359a7a" style:font-size-asian="10.5pt" style:font-size-complex="12pt"/>
    </style:style>
    <style:style style:name="P32" style:family="paragraph" style:parent-style-name="Standard">
      <style:paragraph-properties fo:line-height="150%" fo:text-align="start" style:justify-single-word="false"/>
      <style:text-properties fo:color="#000000" style:font-name="FreeSans" fo:font-size="12pt" officeooo:rsid="01c3abb9" officeooo:paragraph-rsid="00359a7a" style:font-size-asian="10.5pt" style:font-size-complex="12pt"/>
    </style:style>
    <style:style style:name="P33" style:family="paragraph" style:parent-style-name="Standard">
      <style:paragraph-properties fo:line-height="150%" fo:text-align="start" style:justify-single-word="false"/>
      <style:text-properties fo:color="#000000" style:font-name="FreeSans" fo:font-size="12pt" officeooo:rsid="01c3abb9" officeooo:paragraph-rsid="009219fc" style:font-size-asian="10.5pt" style:font-size-complex="12pt"/>
    </style:style>
    <style:style style:name="P34" style:family="paragraph" style:parent-style-name="Standard">
      <style:paragraph-properties fo:line-height="150%" fo:text-align="start" style:justify-single-word="false"/>
      <style:text-properties fo:color="#000000" style:font-name="FreeSans" fo:font-size="12pt" officeooo:rsid="01c3abb9" officeooo:paragraph-rsid="0094d0a0" style:font-size-asian="10.5pt" style:font-size-complex="12pt"/>
    </style:style>
    <style:style style:name="P35" style:family="paragraph" style:parent-style-name="Standard">
      <style:paragraph-properties fo:line-height="150%" fo:text-align="start" style:justify-single-word="false"/>
      <style:text-properties fo:color="#000000" style:font-name="FreeSans" fo:font-size="12pt" officeooo:rsid="0085bcbb" officeooo:paragraph-rsid="0085bcbb" style:font-size-asian="10.5pt" style:font-size-complex="12pt"/>
    </style:style>
    <style:style style:name="P36"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name-complex="FreeSans" style:font-size-complex="12pt"/>
    </style:style>
    <style:style style:name="P37" style:family="paragraph" style:parent-style-name="Standard">
      <style:paragraph-properties fo:line-height="150%" fo:text-align="start" style:justify-single-word="false"/>
      <style:text-properties fo:color="#000000" style:font-name="FreeSans" fo:font-size="12pt" officeooo:rsid="0085bcbb" officeooo:paragraph-rsid="0085bcbb" style:font-size-asian="10.5pt" style:font-name-complex="FreeSans" style:font-size-complex="12pt"/>
    </style:style>
    <style:style style:name="P38" style:family="paragraph" style:parent-style-name="Standard">
      <style:paragraph-properties fo:line-height="150%" fo:text-align="start" style:justify-single-word="false"/>
      <style:text-properties fo:color="#000000" style:font-name="FreeSans" fo:font-size="12pt" officeooo:rsid="0168e03b" officeooo:paragraph-rsid="00359a7a" fo:background-color="transparent" style:font-size-asian="10.5pt" style:font-size-complex="12pt"/>
    </style:style>
    <style:style style:name="P39" style:family="paragraph" style:parent-style-name="Standard">
      <style:paragraph-properties fo:line-height="150%" fo:text-align="center" style:justify-single-word="false"/>
      <style:text-properties fo:color="#000000" style:font-name="FreeSans" fo:font-size="16pt" officeooo:rsid="01973695" officeooo:paragraph-rsid="003583f2" style:font-size-asian="16pt" style:font-size-complex="16pt"/>
    </style:style>
    <style:style style:name="P40" style:family="paragraph" style:parent-style-name="Standard">
      <style:paragraph-properties fo:line-height="150%" fo:text-align="center" style:justify-single-word="false"/>
      <style:text-properties fo:color="#000000" style:font-name="FreeSans" fo:font-size="16pt" officeooo:rsid="01973695" officeooo:paragraph-rsid="00191055" style:font-size-asian="16pt" style:font-size-complex="16pt"/>
    </style:style>
    <style:style style:name="P41" style:family="paragraph" style:parent-style-name="Standard">
      <style:paragraph-properties fo:line-height="150%" fo:text-align="center" style:justify-single-word="false"/>
      <style:text-properties fo:color="#000000" style:font-name="FreeSans" fo:font-size="16pt" fo:font-weight="normal" officeooo:rsid="00944394" officeooo:paragraph-rsid="00499102" style:font-size-asian="16pt" style:font-weight-asian="normal" style:font-size-complex="16pt" style:font-weight-complex="normal"/>
    </style:style>
    <style:style style:name="P42" style:family="paragraph" style:parent-style-name="Standard">
      <style:paragraph-properties fo:line-height="150%" fo:text-align="start" style:justify-single-word="false"/>
      <style:text-properties fo:color="#000000" style:font-name="FreeSans" fo:font-size="11pt" fo:font-weight="normal" officeooo:rsid="00af6901" officeooo:paragraph-rsid="00359a7a" style:font-size-asian="11pt" style:font-weight-asian="normal" style:font-size-complex="11pt" style:font-weight-complex="normal"/>
    </style:style>
    <style:style style:name="P43" style:family="paragraph" style:parent-style-name="Standard">
      <style:paragraph-properties fo:line-height="100%" fo:text-align="start" style:justify-single-word="false"/>
      <style:text-properties style:use-window-font-color="true" style:font-name="FreeSans" fo:font-size="11pt" fo:font-weight="normal" officeooo:paragraph-rsid="004bfe47" fo:background-color="transparent" style:font-name-asian="Calibri" style:font-name-complex="Calibri"/>
    </style:style>
    <style:style style:name="P44" style:family="paragraph" style:parent-style-name="Standard">
      <style:paragraph-properties fo:line-height="100%" fo:text-align="start" style:justify-single-word="false"/>
      <style:text-properties style:use-window-font-color="true" style:font-name="FreeSans" fo:font-size="11pt" fo:font-weight="normal" officeooo:paragraph-rsid="004bfe47" fo:background-color="transparent" style:font-name-asian="FreeSans5" style:font-name-complex="FreeSans5"/>
    </style:style>
    <style:style style:name="P45" style:family="paragraph" style:parent-style-name="Standard">
      <style:paragraph-properties fo:line-height="100%" fo:text-align="start" style:justify-single-word="false"/>
      <style:text-properties style:use-window-font-color="true" style:font-name="FreeSans" fo:font-size="11pt" fo:font-weight="normal" officeooo:rsid="009583c5" officeooo:paragraph-rsid="004bfe47" fo:background-color="transparent" style:font-name-asian="FreeSans5" style:font-name-complex="FreeSans5"/>
    </style:style>
    <style:style style:name="P46" style:family="paragraph" style:parent-style-name="Text_20_body">
      <style:paragraph-properties fo:margin-top="0.0783in" fo:margin-bottom="0.1965in" style:contextual-spacing="false"/>
      <style:text-properties officeooo:rsid="0040382b" officeooo:paragraph-rsid="0040382b"/>
    </style:style>
    <style:style style:name="P47" style:family="paragraph" style:parent-style-name="Standard">
      <style:paragraph-properties fo:line-height="150%" fo:text-align="center" style:justify-single-word="false" style:shadow="none"/>
      <style:text-properties fo:color="#000000" style:font-name="FreeSans" fo:font-size="11pt" officeooo:paragraph-rsid="0040382b" style:font-size-asian="11pt" style:font-size-complex="11pt"/>
    </style:style>
    <style:style style:name="P48" style:family="paragraph" style:parent-style-name="Standard">
      <style:paragraph-properties fo:line-height="150%" fo:text-align="start" style:justify-single-word="false" style:shadow="none"/>
      <style:text-properties fo:color="#000000" style:font-name="FreeSans" fo:font-size="11pt" officeooo:paragraph-rsid="0040382b" style:font-size-asian="11pt" style:font-size-complex="11pt"/>
    </style:style>
    <style:style style:name="P49" style:family="paragraph" style:parent-style-name="Standard">
      <style:paragraph-properties fo:line-height="150%" style:shadow="none"/>
      <style:text-properties fo:color="#000000" style:font-name="FreeSans" fo:font-size="11pt" officeooo:paragraph-rsid="0040382b" style:font-size-asian="11pt" style:font-size-complex="11pt"/>
    </style:style>
    <style:style style:name="P50" style:family="paragraph" style:parent-style-name="Standard">
      <style:paragraph-properties fo:line-height="150%" style:shadow="none"/>
      <style:text-properties fo:color="#000000" style:font-name="FreeSans" fo:font-size="11pt" officeooo:rsid="01b9289b" officeooo:paragraph-rsid="0040382b" style:font-size-asian="11pt" style:font-size-complex="11pt"/>
    </style:style>
    <style:style style:name="P51" style:family="paragraph" style:parent-style-name="Standard">
      <style:paragraph-properties fo:line-height="150%" style:shadow="none"/>
      <style:text-properties fo:color="#000000" style:font-name="FreeSans" fo:font-size="11pt" officeooo:rsid="01f308fd" officeooo:paragraph-rsid="0040382b" style:font-size-asian="11pt" style:font-size-complex="11pt"/>
    </style:style>
    <style:style style:name="P52" style:family="paragraph" style:parent-style-name="Standard">
      <style:paragraph-properties fo:line-height="150%" style:shadow="none"/>
      <style:text-properties fo:color="#000000" style:font-name="FreeSans" fo:font-size="11pt" officeooo:rsid="00a608d0" officeooo:paragraph-rsid="0040382b" style:font-size-asian="11pt" style:font-size-complex="11pt"/>
    </style:style>
    <style:style style:name="P53" style:family="paragraph" style:parent-style-name="Standard">
      <style:paragraph-properties fo:line-height="150%" style:shadow="none"/>
      <style:text-properties fo:color="#000000" style:font-name="FreeSans" fo:font-size="11pt" officeooo:rsid="019b3faf" officeooo:paragraph-rsid="0040382b" style:font-size-asian="11pt" style:font-size-complex="11pt"/>
    </style:style>
    <style:style style:name="P54" style:family="paragraph" style:parent-style-name="Standard">
      <style:paragraph-properties fo:line-height="150%" style:shadow="none"/>
      <style:text-properties fo:color="#000000" style:font-name="FreeSans" fo:font-size="11pt" officeooo:rsid="008dc54d" officeooo:paragraph-rsid="008dc54d" style:font-size-asian="11pt" style:font-size-complex="11pt"/>
    </style:style>
    <style:style style:name="P55"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FreeSans" fo:font-size="11pt" officeooo:paragraph-rsid="0040382b" style:font-size-asian="11pt" style:font-size-complex="11pt"/>
    </style:style>
    <style:style style:name="P56" style:family="paragraph" style:parent-style-name="Text_20_body">
      <style:paragraph-properties fo:margin-left="0in" fo:margin-right="0in" fo:margin-top="0in" fo:margin-bottom="0.0835in" style:contextual-spacing="false" fo:line-height="150%" fo:text-align="justify" style:justify-single-word="false" fo:text-indent="0in" style:auto-text-indent="false">
        <style:tab-stops/>
      </style:paragraph-properties>
      <style:text-properties fo:color="#000000" style:font-name="FreeSans" fo:font-size="11pt" officeooo:rsid="01b9289b" officeooo:paragraph-rsid="0040382b" style:font-name-asian="Times New Roman" style:font-size-asian="11pt" style:font-name-complex="Times New Roman" style:font-size-complex="11pt"/>
    </style:style>
    <style:style style:name="P57" style:family="paragraph" style:parent-style-name="Standard">
      <style:paragraph-properties fo:margin-left="0in" fo:margin-right="0in" fo:margin-top="0in" fo:margin-bottom="0.0835in" style:contextual-spacing="false" fo:line-height="100%" fo:text-align="start" style:justify-single-word="false" fo:text-indent="0in" style:auto-text-indent="false">
        <style:tab-stops/>
      </style:paragraph-properties>
      <style:text-properties style:use-window-font-color="true" style:font-name="FreeSans" fo:font-size="11pt" fo:font-weight="normal" officeooo:rsid="005b58a2" officeooo:paragraph-rsid="004bfe47" fo:background-color="transparent" style:font-name-asian="Calibri" style:font-size-asian="12.25pt" style:font-name-complex="Calibri" style:font-size-complex="14pt"/>
    </style:style>
    <style:style style:name="P58" style:family="paragraph" style:parent-style-name="Standard">
      <style:paragraph-properties fo:margin-left="0in" fo:margin-right="0in" fo:line-height="150%" fo:text-align="start" style:justify-single-word="false" fo:text-indent="0in" style:auto-text-indent="false"/>
      <style:text-properties fo:color="#000000" style:font-name="FreeSans" fo:font-size="14pt" officeooo:rsid="007a8617" officeooo:paragraph-rsid="007a8617" style:font-size-asian="12.25pt" style:font-name-complex="FreeSans" style:font-size-complex="14pt"/>
    </style:style>
    <style:style style:name="P59" style:family="paragraph" style:parent-style-name="Standard">
      <style:paragraph-properties fo:margin-left="0in" fo:margin-right="0in" fo:line-height="150%" fo:text-align="start" style:justify-single-word="false" fo:text-indent="0in" style:auto-text-indent="false"/>
      <style:text-properties fo:color="#000000" style:font-name="FreeSans" fo:font-size="14pt" officeooo:rsid="00906ac0" officeooo:paragraph-rsid="00906ac0" style:font-size-asian="12.25pt" style:font-name-complex="FreeSans" style:font-size-complex="14pt"/>
    </style:style>
    <style:style style:name="P60" style:family="paragraph" style:parent-style-name="Text_20_body">
      <style:paragraph-properties fo:margin-left="0.4925in" fo:margin-right="0in" fo:margin-top="0.0783in" fo:margin-bottom="0.1965in" style:contextual-spacing="false" fo:text-indent="0in" style:auto-text-indent="false"/>
      <style:text-properties officeooo:rsid="00402462" officeooo:paragraph-rsid="00402462"/>
    </style:style>
    <style:style style:name="P61" style:family="paragraph" style:parent-style-name="Text_20_body">
      <style:paragraph-properties fo:margin-left="0.4925in" fo:margin-right="0in" fo:margin-top="0.0783in" fo:margin-bottom="0.1965in" style:contextual-spacing="false" fo:text-indent="0in" style:auto-text-indent="false"/>
      <style:text-properties fo:font-size="11pt" officeooo:rsid="003aa6c2" officeooo:paragraph-rsid="003aa6c2" style:font-size-asian="11pt" style:font-size-complex="11pt"/>
    </style:style>
    <style:style style:name="P62" style:family="paragraph" style:parent-style-name="Text_20_body">
      <style:text-properties fo:font-size="13pt" style:font-size-asian="13pt" style:font-size-complex="13pt"/>
    </style:style>
    <style:style style:name="P63" style:family="paragraph" style:parent-style-name="Text_20_body">
      <style:text-properties fo:font-size="11pt" fo:font-weight="normal" officeooo:rsid="0054e93d" officeooo:paragraph-rsid="00600160" style:font-size-asian="11pt" style:font-weight-asian="normal" style:font-size-complex="11pt" style:font-weight-complex="normal"/>
    </style:style>
    <style:style style:name="P64" style:family="paragraph" style:parent-style-name="Standard" style:master-page-name="First_20_Page">
      <style:paragraph-properties fo:line-height="150%" fo:text-align="center" style:justify-single-word="false" style:page-number="auto"/>
      <style:text-properties style:font-name="FreeSans" fo:font-size="16pt" fo:font-weight="normal" officeooo:paragraph-rsid="00191055" style:font-size-asian="14pt" style:font-weight-asian="normal" style:font-size-complex="16pt" style:font-weight-complex="normal"/>
    </style:style>
    <style:style style:name="P65" style:family="paragraph" style:parent-style-name="Standard" style:master-page-name="SF_20_default">
      <style:paragraph-properties fo:line-height="150%" fo:text-align="justify" style:justify-single-word="false" style:page-number="auto" fo:break-before="page"/>
      <style:text-properties style:font-name="FreeSans" fo:font-size="16pt" officeooo:rsid="0027c6a7" officeooo:paragraph-rsid="00359a7a" style:font-size-asian="16pt" style:font-name-complex="FreeSans" style:font-size-complex="16pt"/>
    </style:style>
    <style:style style:name="P66" style:family="paragraph" style:parent-style-name="Standard">
      <style:paragraph-properties fo:line-height="150%" fo:text-align="start" style:justify-single-word="false"/>
      <style:text-properties fo:color="#000000" style:font-name="FreeSans" fo:font-size="12pt" officeooo:rsid="009219fc" officeooo:paragraph-rsid="009219fc" style:font-size-asian="10.5pt" style:font-size-complex="12pt"/>
    </style:style>
    <style:style style:name="P67" style:family="paragraph" style:parent-style-name="Standard">
      <style:paragraph-properties fo:line-height="150%" fo:text-align="start" style:justify-single-word="false"/>
      <style:text-properties fo:color="#000000" style:font-name="FreeSans" fo:font-size="12pt" officeooo:rsid="009219fc" officeooo:paragraph-rsid="0094d0a0" style:font-size-asian="10.5pt" style:font-size-complex="12pt"/>
    </style:style>
    <style:style style:name="P68" style:family="paragraph" style:parent-style-name="Standard">
      <style:paragraph-properties fo:line-height="150%" fo:text-align="start" style:justify-single-word="false"/>
      <style:text-properties fo:color="#000000" style:font-name="FreeSans" fo:font-size="12pt" officeooo:rsid="00968d44" officeooo:paragraph-rsid="00968d44" style:font-size-asian="12pt" style:font-size-complex="12pt"/>
    </style:style>
    <style:style style:name="P69" style:family="paragraph" style:parent-style-name="Standard">
      <style:paragraph-properties fo:line-height="150%" fo:text-align="start" style:justify-single-word="false"/>
      <style:text-properties fo:color="#000000" style:font-name="FreeSans" fo:font-size="14pt" officeooo:paragraph-rsid="004bfe47"/>
    </style:style>
    <style:style style:name="P70"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4pt" style:font-size-complex="14pt"/>
    </style:style>
    <style:style style:name="P71" style:family="paragraph" style:parent-style-name="Standard">
      <style:paragraph-properties fo:line-height="150%" fo:text-align="start" style:justify-single-word="false"/>
      <style:text-properties fo:color="#000000" style:font-name="FreeSans" fo:font-size="14pt" officeooo:rsid="00968d44" officeooo:paragraph-rsid="00968d44" style:font-size-asian="14pt" style:font-size-complex="14pt"/>
    </style:style>
    <style:style style:name="P72"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name-complex="FreeSans" style:font-size-complex="12pt"/>
    </style:style>
    <style:style style:name="P73" style:family="paragraph" style:parent-style-name="Standard" style:list-style-name="L5">
      <style:paragraph-properties fo:margin-top="0.0783in" fo:margin-bottom="0.1965in" style:contextual-spacing="false" fo:line-height="100%" fo:text-align="justify" style:justify-single-word="false"/>
      <style:text-properties style:use-window-font-color="true" style:font-name="FreeSans" fo:font-size="11pt" fo:font-weight="normal" officeooo:rsid="0038a5a2" officeooo:paragraph-rsid="008c5589" fo:background-color="transparent" style:font-name-asian="FreeSans5" style:font-size-asian="11pt" style:font-name-complex="FreeSans5" style:font-size-complex="11pt"/>
    </style:style>
    <style:style style:name="P74" style:family="paragraph" style:parent-style-name="Standard">
      <style:paragraph-properties fo:margin-left="0in" fo:margin-right="0in" fo:line-height="150%" fo:text-align="start" style:justify-single-word="false" fo:text-indent="0in" style:auto-text-indent="false"/>
      <style:text-properties officeooo:paragraph-rsid="0085bcbb"/>
    </style:style>
    <style:style style:name="P75"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a4e829" officeooo:paragraph-rsid="00499102" style:font-size-asian="10.5pt" style:font-size-complex="12pt"/>
    </style:style>
    <style:style style:name="P76"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a4e829" officeooo:paragraph-rsid="00359a7a" style:font-size-asian="10.5pt" style:font-size-complex="12pt"/>
    </style:style>
    <style:style style:name="P77"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a4e829" officeooo:paragraph-rsid="0097ee96" style:font-size-asian="10.5pt" style:font-size-complex="12pt"/>
    </style:style>
    <style:style style:name="P78"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a4e829" officeooo:paragraph-rsid="0085bcbb" style:font-size-asian="10.5pt" style:font-size-complex="12pt"/>
    </style:style>
    <style:style style:name="P79" style:family="paragraph" style:parent-style-name="Text_20_body" style:master-page-name="SF_20_default">
      <style:paragraph-properties style:page-number="auto"/>
      <style:text-properties fo:font-size="13pt" officeooo:paragraph-rsid="00600160" style:font-size-asian="13pt" style:font-size-complex="13pt"/>
    </style:style>
    <style:style style:name="P80" style:family="paragraph" style:parent-style-name="Text_20_body" style:list-style-name="L5">
      <style:text-properties fo:font-size="11pt" fo:font-weight="normal" officeooo:rsid="0054e93d" officeooo:paragraph-rsid="0054e93d" style:font-size-asian="11pt" style:font-weight-asian="normal" style:font-size-complex="11pt" style:font-weight-complex="normal"/>
    </style:style>
    <style:style style:name="P81" style:family="paragraph" style:parent-style-name="Text_20_body" style:list-style-name="L5">
      <style:text-properties fo:font-size="11pt" fo:font-weight="normal" officeooo:paragraph-rsid="0036ef73" style:font-size-asian="11pt" style:font-weight-asian="normal" style:font-size-complex="11pt" style:font-weight-complex="normal"/>
    </style:style>
    <style:style style:name="P82" style:family="paragraph" style:parent-style-name="Text_20_body" style:list-style-name="L5">
      <style:paragraph-properties fo:margin-top="0.0783in" fo:margin-bottom="0.1965in" style:contextual-spacing="false"/>
      <style:text-properties fo:font-size="11pt" officeooo:rsid="00371299" officeooo:paragraph-rsid="0071b6ad" style:font-size-asian="11pt" style:font-size-complex="11pt"/>
    </style:style>
    <style:style style:name="P83" style:family="paragraph" style:parent-style-name="Text_20_body" style:list-style-name="L5">
      <style:paragraph-properties fo:margin-top="0.0783in" fo:margin-bottom="0.1965in" style:contextual-spacing="false"/>
      <style:text-properties fo:font-size="11pt" officeooo:rsid="00371299" officeooo:paragraph-rsid="00371299" style:font-size-asian="11pt" style:font-size-complex="11pt"/>
    </style:style>
    <style:style style:name="P84" style:family="paragraph" style:parent-style-name="Text_20_body" style:list-style-name="L5">
      <style:paragraph-properties fo:margin-top="0.0783in" fo:margin-bottom="0.1965in" style:contextual-spacing="false"/>
      <style:text-properties fo:font-size="11pt" officeooo:rsid="0038a5a2" officeooo:paragraph-rsid="0038a5a2" style:font-size-asian="11pt" style:font-size-complex="11pt"/>
    </style:style>
    <style:style style:name="P85" style:family="paragraph" style:parent-style-name="Text_20_body" style:list-style-name="L5">
      <style:paragraph-properties fo:margin-top="0.0783in" fo:margin-bottom="0.1965in" style:contextual-spacing="false"/>
      <style:text-properties fo:font-size="11pt" officeooo:rsid="0038a5a2" officeooo:paragraph-rsid="0066197a" style:font-size-asian="11pt" style:font-size-complex="11pt"/>
    </style:style>
    <style:style style:name="P86" style:family="paragraph" style:parent-style-name="Text_20_body" style:list-style-name="L5">
      <style:paragraph-properties fo:margin-top="0.0783in" fo:margin-bottom="0.1965in" style:contextual-spacing="false"/>
      <style:text-properties fo:font-size="11pt" officeooo:rsid="0066197a" officeooo:paragraph-rsid="00730703" style:font-size-asian="11pt" style:font-size-complex="11pt"/>
    </style:style>
    <style:style style:name="P87" style:family="paragraph" style:parent-style-name="Text_20_body" style:list-style-name="L5">
      <style:paragraph-properties fo:margin-top="0.0783in" fo:margin-bottom="0.1965in" style:contextual-spacing="false"/>
      <style:text-properties fo:font-size="11pt" officeooo:rsid="0038eaa3" officeooo:paragraph-rsid="0038eaa3" style:font-size-asian="11pt" style:font-size-complex="11pt"/>
    </style:style>
    <style:style style:name="P88" style:family="paragraph" style:parent-style-name="Text_20_body" style:list-style-name="L5">
      <style:paragraph-properties fo:margin-top="0.0783in" fo:margin-bottom="0.1965in" style:contextual-spacing="false"/>
      <style:text-properties fo:font-size="11pt" officeooo:rsid="003aa6c2" officeooo:paragraph-rsid="00730703" style:font-size-asian="11pt" style:font-size-complex="11pt"/>
    </style:style>
    <style:style style:name="P89" style:family="paragraph" style:parent-style-name="Text_20_body" style:list-style-name="L5">
      <style:paragraph-properties fo:margin-top="0.0783in" fo:margin-bottom="0.1965in" style:contextual-spacing="false"/>
      <style:text-properties fo:font-size="11pt" officeooo:rsid="003aa6c2" officeooo:paragraph-rsid="003aa6c2" style:font-size-asian="11pt" style:font-size-complex="11pt"/>
    </style:style>
    <style:style style:name="P90" style:family="paragraph" style:parent-style-name="Text_20_body" style:list-style-name="L5">
      <style:paragraph-properties fo:margin-top="0.0783in" fo:margin-bottom="0.1965in" style:contextual-spacing="false"/>
      <style:text-properties fo:font-size="11pt" officeooo:rsid="003aa6c2" officeooo:paragraph-rsid="0066197a" style:font-size-asian="11pt" style:font-size-complex="11pt"/>
    </style:style>
    <style:style style:name="P91" style:family="paragraph" style:parent-style-name="Text_20_body" style:list-style-name="L5">
      <style:paragraph-properties fo:margin-top="0.0783in" fo:margin-bottom="0.1965in" style:contextual-spacing="false"/>
      <style:text-properties fo:font-size="11pt" officeooo:rsid="003aa6c2" officeooo:paragraph-rsid="0066ebc9" style:font-size-asian="11pt" style:font-size-complex="11pt"/>
    </style:style>
    <style:style style:name="P92" style:family="paragraph" style:parent-style-name="Text_20_body" style:list-style-name="L5">
      <style:paragraph-properties fo:margin-top="0.0783in" fo:margin-bottom="0.1965in" style:contextual-spacing="false"/>
      <style:text-properties fo:font-size="11pt" officeooo:rsid="003aa6c2" officeooo:paragraph-rsid="0067ad27" style:font-size-asian="11pt" style:font-size-complex="11pt"/>
    </style:style>
    <style:style style:name="P93" style:family="paragraph" style:parent-style-name="Text_20_body" style:list-style-name="L5">
      <style:paragraph-properties fo:margin-top="0.0783in" fo:margin-bottom="0.1965in" style:contextual-spacing="false"/>
      <style:text-properties fo:font-size="11pt" officeooo:rsid="003aa6c2" officeooo:paragraph-rsid="0068d4f0" style:font-size-asian="11pt" style:font-size-complex="11pt"/>
    </style:style>
    <style:style style:name="P94" style:family="paragraph" style:parent-style-name="Text_20_body" style:list-style-name="L5">
      <style:paragraph-properties fo:margin-top="0.0783in" fo:margin-bottom="0.1965in" style:contextual-spacing="false"/>
      <style:text-properties fo:font-size="11pt" officeooo:rsid="003f1f06" officeooo:paragraph-rsid="003f1f06" style:font-size-asian="11pt" style:font-size-complex="11pt"/>
    </style:style>
    <style:style style:name="P95" style:family="paragraph" style:parent-style-name="Text_20_body" style:list-style-name="L5">
      <style:paragraph-properties fo:margin-top="0.0783in" fo:margin-bottom="0.1965in" style:contextual-spacing="false"/>
      <style:text-properties fo:font-size="11pt" officeooo:rsid="0074cebe" officeooo:paragraph-rsid="0074cebe" style:font-size-asian="11pt" style:font-size-complex="11pt"/>
    </style:style>
    <style:style style:name="P96" style:family="paragraph" style:parent-style-name="Text_20_body" style:list-style-name="L5">
      <style:paragraph-properties fo:margin-top="0.0783in" fo:margin-bottom="0.1965in" style:contextual-spacing="false"/>
      <style:text-properties fo:font-size="11pt" officeooo:rsid="003f1f06" officeooo:paragraph-rsid="0074cebe" fo:background-color="transparent" style:font-size-asian="11pt" style:font-size-complex="11pt"/>
    </style:style>
    <style:style style:name="P97" style:family="paragraph" style:parent-style-name="Text_20_body" style:list-style-name="L5">
      <style:paragraph-properties fo:margin-top="0.0783in" fo:margin-bottom="0.1965in" style:contextual-spacing="false"/>
      <style:text-properties fo:font-size="13pt" officeooo:rsid="0038a5a2" officeooo:paragraph-rsid="0038a5a2" style:font-size-asian="13pt" style:font-size-complex="13pt"/>
    </style:style>
    <style:style style:name="P98" style:family="paragraph" style:parent-style-name="Text_20_body" style:list-style-name="L5">
      <style:paragraph-properties fo:margin-top="0.0783in" fo:margin-bottom="0.1965in" style:contextual-spacing="false"/>
      <style:text-properties fo:font-size="13pt" officeooo:rsid="0038eaa3" officeooo:paragraph-rsid="0038eaa3" style:font-size-asian="13pt" style:font-size-complex="13pt"/>
    </style:style>
    <style:style style:name="P99" style:family="paragraph" style:parent-style-name="Text_20_body" style:list-style-name="L5">
      <style:paragraph-properties fo:margin-top="0.0783in" fo:margin-bottom="0.1965in" style:contextual-spacing="false"/>
      <style:text-properties fo:font-size="13pt" officeooo:rsid="003aa6c2" officeooo:paragraph-rsid="00730703" style:font-size-asian="13pt" style:font-size-complex="13pt"/>
    </style:style>
    <style:style style:name="P100" style:family="paragraph" style:parent-style-name="Text_20_body" style:list-style-name="L5">
      <style:paragraph-properties fo:margin-top="0.0783in" fo:margin-bottom="0.1965in" style:contextual-spacing="false"/>
      <style:text-properties fo:font-size="13pt" officeooo:rsid="003aa6c2" officeooo:paragraph-rsid="003aa6c2" style:font-size-asian="13pt" style:font-size-complex="13pt"/>
    </style:style>
    <style:style style:name="P101" style:family="paragraph" style:parent-style-name="Text_20_body" style:list-style-name="L5">
      <style:paragraph-properties fo:margin-top="0.0783in" fo:margin-bottom="0.1965in" style:contextual-spacing="false"/>
      <style:text-properties fo:font-size="13pt" officeooo:rsid="003da454" officeooo:paragraph-rsid="003da454" style:font-size-asian="13pt" style:font-size-complex="13pt"/>
    </style:style>
    <style:style style:name="P102" style:family="paragraph" style:parent-style-name="Text_20_body" style:list-style-name="L5">
      <style:paragraph-properties fo:margin-top="0.0783in" fo:margin-bottom="0.1965in" style:contextual-spacing="false"/>
      <style:text-properties fo:font-size="13pt" officeooo:rsid="003f1f06" officeooo:paragraph-rsid="003f1f06" style:font-size-asian="13pt" style:font-size-complex="13pt"/>
    </style:style>
    <style:style style:name="P103" style:family="paragraph" style:parent-style-name="Text_20_body" style:list-style-name="L5">
      <style:paragraph-properties fo:margin-top="0.0783in" fo:margin-bottom="0.1965in" style:contextual-spacing="false"/>
      <style:text-properties fo:font-size="13pt" officeooo:rsid="00402462" officeooo:paragraph-rsid="00402462" style:font-size-asian="13pt" style:font-size-complex="13pt"/>
    </style:style>
    <style:style style:name="P104" style:family="paragraph" style:parent-style-name="Text_20_body" style:list-style-name="L5">
      <style:paragraph-properties fo:margin-top="0.0783in" fo:margin-bottom="0.1965in" style:contextual-spacing="false"/>
      <style:text-properties officeooo:rsid="0038a5a2" officeooo:paragraph-rsid="0038a5a2"/>
    </style:style>
    <style:style style:name="P105" style:family="paragraph" style:parent-style-name="Text_20_body" style:list-style-name="L5">
      <style:paragraph-properties fo:margin-top="0.0783in" fo:margin-bottom="0.1965in" style:contextual-spacing="false"/>
      <style:text-properties style:font-name="FreeSans" fo:font-size="11pt" officeooo:rsid="0038eaa3" officeooo:paragraph-rsid="00730703" style:font-size-asian="11pt" style:font-size-complex="11pt"/>
    </style:style>
    <style:style style:name="P106" style:family="paragraph" style:parent-style-name="Text_20_body" style:list-style-name="L5">
      <style:paragraph-properties fo:margin-top="0.0783in" fo:margin-bottom="0.1965in" style:contextual-spacing="false"/>
      <style:text-properties style:font-name="FreeSans" fo:font-size="11pt" officeooo:rsid="0065c558" officeooo:paragraph-rsid="00730703" style:font-size-asian="11pt" style:font-size-complex="11pt"/>
    </style:style>
    <style:style style:name="P107" style:family="paragraph" style:parent-style-name="Text_20_body" style:list-style-name="L5">
      <style:paragraph-properties fo:margin-top="0.0783in" fo:margin-bottom="0.1965in" style:contextual-spacing="false"/>
      <style:text-properties style:font-name="FreeSans" fo:font-size="11pt" officeooo:rsid="003aa6c2" officeooo:paragraph-rsid="004db165" style:font-size-asian="11pt" style:font-size-complex="11pt"/>
    </style:style>
    <style:style style:name="P108" style:family="paragraph" style:parent-style-name="Text_20_body" style:list-style-name="L5">
      <style:paragraph-properties fo:margin-top="0.0783in" fo:margin-bottom="0.1965in" style:contextual-spacing="false"/>
      <style:text-properties style:font-name="FreeSans" fo:font-size="11pt" officeooo:rsid="003c5b7d" officeooo:paragraph-rsid="004db165" style:font-size-asian="11pt" style:font-size-complex="11pt"/>
    </style:style>
    <style:style style:name="P109" style:family="paragraph" style:parent-style-name="Text_20_body" style:list-style-name="L5">
      <style:paragraph-properties fo:margin-top="0.0783in" fo:margin-bottom="0.1965in" style:contextual-spacing="false"/>
      <style:text-properties style:font-name="FreeSans" fo:font-size="11pt" officeooo:rsid="00583695" officeooo:paragraph-rsid="004db165" style:font-size-asian="11pt" style:font-size-complex="11pt"/>
    </style:style>
    <style:style style:name="P110" style:family="paragraph" style:parent-style-name="Text_20_body" style:list-style-name="L5">
      <style:paragraph-properties fo:margin-top="0.0783in" fo:margin-bottom="0.1965in" style:contextual-spacing="false"/>
      <style:text-properties style:font-name="FreeSans" fo:font-size="11pt" officeooo:rsid="004efaef" officeooo:paragraph-rsid="004db165" style:font-size-asian="11pt" style:font-size-complex="11pt"/>
    </style:style>
    <style:style style:name="P111" style:family="paragraph" style:parent-style-name="Text_20_body" style:list-style-name="L5">
      <style:paragraph-properties fo:margin-top="0.0783in" fo:margin-bottom="0.1965in" style:contextual-spacing="false"/>
      <style:text-properties style:font-name="FreeSans" officeooo:rsid="003c5b7d" officeooo:paragraph-rsid="004db165"/>
    </style:style>
    <style:style style:name="P112" style:family="paragraph" style:parent-style-name="Text_20_body" style:list-style-name="L5">
      <style:paragraph-properties fo:margin-top="0.0783in" fo:margin-bottom="0.1965in" style:contextual-spacing="false"/>
      <style:text-properties style:font-name="FreeSans" officeooo:rsid="003da454" officeooo:paragraph-rsid="004db165"/>
    </style:style>
    <style:style style:name="P113" style:family="paragraph" style:parent-style-name="Text_20_body" style:list-style-name="L5">
      <style:paragraph-properties fo:margin-top="0.0783in" fo:margin-bottom="0.1965in" style:contextual-spacing="false"/>
      <style:text-properties style:font-name="FreeSans" officeooo:rsid="00223c59" officeooo:paragraph-rsid="004db165"/>
    </style:style>
    <style:style style:name="P114" style:family="paragraph" style:parent-style-name="Text_20_body" style:list-style-name="L5">
      <style:paragraph-properties fo:margin-top="0.0783in" fo:margin-bottom="0.1965in" style:contextual-spacing="false"/>
      <style:text-properties officeooo:rsid="003da454" officeooo:paragraph-rsid="003da454"/>
    </style:style>
    <style:style style:name="P115" style:family="paragraph" style:parent-style-name="Text_20_body" style:list-style-name="L5">
      <style:paragraph-properties fo:margin-top="0.0783in" fo:margin-bottom="0.1965in" style:contextual-spacing="false"/>
      <style:text-properties officeooo:rsid="003f1f06" officeooo:paragraph-rsid="003f1f06"/>
    </style:style>
    <style:style style:name="P116" style:family="paragraph" style:parent-style-name="Text_20_body" style:list-style-name="L5">
      <style:paragraph-properties fo:margin-top="0.0783in" fo:margin-bottom="0.1965in" style:contextual-spacing="false"/>
      <style:text-properties officeooo:rsid="003f1f06" officeooo:paragraph-rsid="0043afcb"/>
    </style:style>
    <style:style style:name="P117" style:family="paragraph" style:parent-style-name="Text_20_body" style:list-style-name="L5">
      <style:paragraph-properties fo:margin-top="0.0783in" fo:margin-bottom="0.1965in" style:contextual-spacing="false"/>
      <style:text-properties officeooo:rsid="003f1f06" officeooo:paragraph-rsid="0044198e"/>
    </style:style>
    <style:style style:name="P118" style:family="paragraph" style:parent-style-name="Text_20_body" style:list-style-name="L5">
      <style:paragraph-properties fo:margin-top="0.0783in" fo:margin-bottom="0.1965in" style:contextual-spacing="false"/>
      <style:text-properties fo:font-size="14pt" officeooo:rsid="003f1f06" officeooo:paragraph-rsid="003f1f06" style:font-size-asian="14pt" style:font-size-complex="14pt"/>
    </style:style>
    <style:style style:name="P119" style:family="paragraph" style:parent-style-name="Text_20_body" style:list-style-name="L5">
      <style:paragraph-properties fo:margin-top="0.0783in" fo:margin-bottom="0.1965in" style:contextual-spacing="false"/>
      <style:text-properties officeooo:rsid="00402462" officeooo:paragraph-rsid="0044198e"/>
    </style:style>
    <style:style style:name="P120" style:family="paragraph" style:parent-style-name="Text_20_body" style:list-style-name="L5">
      <style:paragraph-properties fo:margin-top="0.0783in" fo:margin-bottom="0.1965in" style:contextual-spacing="false"/>
      <style:text-properties officeooo:rsid="00402462" officeooo:paragraph-rsid="00402462"/>
    </style:style>
    <style:style style:name="P121" style:family="paragraph" style:parent-style-name="Text_20_body" style:list-style-name="L5">
      <style:paragraph-properties fo:margin-top="0.0783in" fo:margin-bottom="0.1965in" style:contextual-spacing="false"/>
      <style:text-properties officeooo:rsid="00402462" officeooo:paragraph-rsid="00974110"/>
    </style:style>
    <style:style style:name="P122" style:family="paragraph" style:parent-style-name="Text_20_body" style:list-style-name="L5">
      <style:paragraph-properties fo:margin-top="0.0783in" fo:margin-bottom="0.1965in" style:contextual-spacing="false"/>
      <style:text-properties officeooo:rsid="0040382b" officeooo:paragraph-rsid="0040382b"/>
    </style:style>
    <style:style style:name="P123" style:family="paragraph" style:parent-style-name="Text_20_body" style:list-style-name="L5" style:master-page-name="">
      <style:paragraph-properties fo:margin-left="1.75in" fo:margin-right="0in" fo:margin-top="0.0783in" fo:margin-bottom="0.1965in" style:contextual-spacing="false" fo:line-height="120%" fo:text-indent="-0.75in" style:auto-text-indent="false" style:page-number="auto"/>
      <style:text-properties fo:font-size="11pt" officeooo:rsid="003aa6c2" officeooo:paragraph-rsid="0066197a" style:font-size-asian="11pt" style:font-size-complex="11pt"/>
    </style:style>
    <style:style style:name="P124" style:family="paragraph" style:parent-style-name="Text_20_body" style:list-style-name="L5" style:master-page-name="">
      <style:paragraph-properties fo:margin-left="1.75in" fo:margin-right="0in" fo:margin-top="0.0783in" fo:margin-bottom="0.1965in" style:contextual-spacing="false" fo:line-height="120%" fo:text-indent="-0.75in" style:auto-text-indent="false" style:page-number="auto">
        <style:tab-stops>
          <style:tab-stop style:position="0.5035in"/>
        </style:tab-stops>
      </style:paragraph-properties>
      <style:text-properties fo:font-size="11pt" officeooo:rsid="003aa6c2" officeooo:paragraph-rsid="0066197a" style:font-size-asian="11pt" style:font-size-complex="11pt"/>
    </style:style>
    <style:style style:name="P125" style:family="paragraph" style:parent-style-name="Text_20_body" style:list-style-name="L5" style:master-page-name="">
      <style:paragraph-properties fo:margin-left="1.75in" fo:margin-right="0in" fo:margin-top="0.0783in" fo:margin-bottom="0.1965in" style:contextual-spacing="false" fo:line-height="120%" fo:text-indent="-0.75in" style:auto-text-indent="false" style:page-number="auto"/>
      <style:text-properties style:font-name="FreeSans" fo:font-size="11pt" officeooo:rsid="003aa6c2" officeooo:paragraph-rsid="004db165" style:font-size-asian="11pt" style:font-size-complex="11pt"/>
    </style:style>
    <style:style style:name="P126" style:family="paragraph" style:parent-style-name="Text_20_body" style:list-style-name="L5" style:master-page-name="">
      <style:paragraph-properties fo:margin-left="1.75in" fo:margin-right="0in" fo:margin-top="0.0783in" fo:margin-bottom="0.1965in" style:contextual-spacing="false" fo:line-height="120%" fo:text-indent="-0.75in" style:auto-text-indent="false" style:page-number="auto"/>
      <style:text-properties style:font-name="FreeSans" fo:font-size="11pt" officeooo:rsid="00532d48" officeooo:paragraph-rsid="004db165" style:font-size-asian="11pt" style:font-size-complex="11pt"/>
    </style:style>
    <style:style style:name="P127" style:family="paragraph" style:parent-style-name="Text_20_body" style:master-page-name="SF_20_default">
      <style:paragraph-properties fo:margin-left="0in" fo:margin-right="0in" fo:margin-top="0in" fo:margin-bottom="0.0835in" style:contextual-spacing="false" fo:line-height="150%" fo:text-align="center" style:justify-single-word="false" fo:text-indent="0in" style:auto-text-indent="false" style:page-number="auto">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128" style:family="paragraph" style:parent-style-name="Text_20_body">
      <style:paragraph-properties fo:margin-left="0in" fo:margin-right="0in" fo:margin-top="0in" fo:margin-bottom="0.0835in" style:contextual-spacing="false" fo:line-height="150%" fo:text-align="center" style:justify-single-word="false" fo:text-indent="0in" style:auto-text-indent="false">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129" style:family="paragraph" style:parent-style-name="Text_20_body" style:list-style-name="L5" style:master-page-name="">
      <style:paragraph-properties fo:margin-left="0.8752in" fo:margin-right="0in" fo:margin-top="0.0783in" fo:margin-bottom="0.1965in" style:contextual-spacing="false" fo:line-height="120%" fo:text-indent="-0.3752in" style:auto-text-indent="false" style:page-number="auto"/>
      <style:text-properties officeooo:rsid="00402462" officeooo:paragraph-rsid="00974110"/>
    </style:style>
    <style:style style:name="P130" style:family="paragraph" style:parent-style-name="Heading_20_1" style:list-style-name="">
      <style:text-properties fo:font-size="14pt" style:font-size-asian="14pt" style:font-size-complex="14pt"/>
    </style:style>
    <style:style style:name="P131" style:family="paragraph" style:parent-style-name="Contents_20_Heading" style:master-page-name="SF_20_default">
      <style:paragraph-properties style:page-number="auto"/>
      <style:text-properties style:font-name="FreeSans\"/>
    </style:style>
    <style:style style:name="P132" style:family="paragraph" style:parent-style-name="Contents_20_2">
      <style:paragraph-properties>
        <style:tab-stops>
          <style:tab-stop style:position="6.8909in" style:type="right" style:leader-style="dotted" style:leader-text="."/>
        </style:tab-stops>
      </style:paragraph-properties>
    </style:style>
    <style:style style:name="P133" style:family="paragraph" style:parent-style-name="Contents_20_1">
      <style:paragraph-properties>
        <style:tab-stops>
          <style:tab-stop style:position="7.0874in" style:type="right" style:leader-style="dotted" style:leader-text="."/>
        </style:tab-stops>
      </style:paragraph-properties>
    </style:style>
    <style:style style:name="P134" style:family="paragraph" style:parent-style-name="Contents_20_3">
      <style:paragraph-properties>
        <style:tab-stops>
          <style:tab-stop style:position="6.6945in" style:type="right" style:leader-style="dotted" style:leader-text="."/>
        </style:tab-stops>
      </style:paragraph-properties>
    </style:style>
    <style:style style:name="P1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language="en" fo:country="ZA" fo:background-color="transparent" loext:char-shading-value="0"/>
    </style:style>
    <style:style style:name="T2" style:family="text">
      <style:text-properties fo:color="#000000" style:font-name="FreeSans" fo:font-size="12pt" officeooo:rsid="00499102" style:font-size-asian="10.5pt" style:font-size-complex="12pt"/>
    </style:style>
    <style:style style:name="T3" style:family="text">
      <style:text-properties fo:color="#000000" style:font-name="FreeSans" fo:font-size="12pt" officeooo:rsid="00a4e829" style:font-size-asian="10.5pt" style:font-size-complex="12pt"/>
    </style:style>
    <style:style style:name="T4" style:family="text">
      <style:text-properties fo:color="#000000" style:font-name="FreeSans" fo:font-size="12pt" officeooo:rsid="004d07e7" style:font-size-asian="10.5pt" style:font-size-complex="12pt"/>
    </style:style>
    <style:style style:name="T5" style:family="text">
      <style:text-properties fo:language="en" fo:country="US"/>
    </style:style>
    <style:style style:name="T6" style:family="text">
      <style:text-properties fo:language="en" fo:country="US" officeooo:rsid="00191a91"/>
    </style:style>
    <style:style style:name="T7" style:family="text">
      <style:text-properties officeooo:rsid="00359a7a"/>
    </style:style>
    <style:style style:name="T8" style:family="text">
      <style:text-properties officeooo:rsid="0066dd26"/>
    </style:style>
    <style:style style:name="T9" style:family="text">
      <style:text-properties fo:font-weight="normal" style:font-weight-asian="normal" style:font-weight-complex="normal"/>
    </style:style>
    <style:style style:name="T10" style:family="text">
      <style:text-properties fo:font-weight="normal" officeooo:rsid="0047d912" style:font-weight-asian="normal" style:font-weight-complex="normal"/>
    </style:style>
    <style:style style:name="T11" style:family="text">
      <style:text-properties officeooo:rsid="020daf71"/>
    </style:style>
    <style:style style:name="T12" style:family="text">
      <style:text-properties fo:font-size="14pt" style:font-size-asian="14pt" style:font-size-complex="14pt"/>
    </style:style>
    <style:style style:name="T13" style:family="text">
      <style:text-properties fo:font-size="14pt" officeooo:rsid="019a5209" style:font-size-asian="14pt" style:font-size-complex="14pt"/>
    </style:style>
    <style:style style:name="T14" style:family="text">
      <style:text-properties fo:font-size="14pt" officeooo:rsid="019b3faf" style:font-size-asian="14pt" style:font-size-complex="14pt"/>
    </style:style>
    <style:style style:name="T15" style:family="text">
      <style:text-properties fo:font-size="14pt" officeooo:rsid="00499102" style:font-size-asian="14pt" style:font-size-complex="14pt"/>
    </style:style>
    <style:style style:name="T16" style:family="text">
      <style:text-properties fo:font-size="14pt" officeooo:rsid="00543d93" style:font-size-asian="12.25pt" style:font-name-complex="FreeSans" style:font-size-complex="14pt"/>
    </style:style>
    <style:style style:name="T17" style:family="text">
      <style:text-properties officeooo:rsid="019a5209"/>
    </style:style>
    <style:style style:name="T18" style:family="text">
      <style:text-properties officeooo:rsid="01c3abb9"/>
    </style:style>
    <style:style style:name="T19" style:family="text">
      <style:text-properties fo:font-size="11pt" style:font-size-asian="11pt" style:font-size-complex="11pt"/>
    </style:style>
    <style:style style:name="T20" style:family="text">
      <style:text-properties fo:font-size="11pt" officeooo:rsid="003aa6c2" style:font-size-asian="11pt" style:font-size-complex="11pt"/>
    </style:style>
    <style:style style:name="T21" style:family="text">
      <style:text-properties fo:font-size="11pt" officeooo:rsid="004a42fd" style:font-size-asian="11pt" style:font-size-complex="11pt"/>
    </style:style>
    <style:style style:name="T22" style:family="text">
      <style:text-properties fo:font-size="11pt" officeooo:rsid="00730703" style:font-size-asian="11pt" style:font-size-complex="11pt"/>
    </style:style>
    <style:style style:name="T23" style:family="text">
      <style:text-properties fo:font-size="11pt" style:font-size-asian="10.5pt"/>
    </style:style>
    <style:style style:name="T24" style:family="text">
      <style:text-properties fo:font-size="11pt" officeooo:rsid="004efaef" style:font-size-asian="10.5pt"/>
    </style:style>
    <style:style style:name="T25" style:family="text">
      <style:text-properties officeooo:rsid="020e807e"/>
    </style:style>
    <style:style style:name="T26" style:family="text">
      <style:text-properties officeooo:rsid="017dde51"/>
    </style:style>
    <style:style style:name="T27" style:family="text">
      <style:text-properties officeooo:rsid="003da454"/>
    </style:style>
    <style:style style:name="T28" style:family="text">
      <style:text-properties officeooo:rsid="01b9289b"/>
    </style:style>
    <style:style style:name="T29" style:family="text">
      <style:text-properties officeooo:rsid="003c5c3b"/>
    </style:style>
    <style:style style:name="T30" style:family="text">
      <style:text-properties officeooo:rsid="003c6e05"/>
    </style:style>
    <style:style style:name="T31" style:family="text">
      <style:text-properties officeooo:rsid="00499102"/>
    </style:style>
    <style:style style:name="T32" style:family="text">
      <style:text-properties officeooo:rsid="004b4d68"/>
    </style:style>
    <style:style style:name="T33" style:family="text">
      <style:text-properties officeooo:rsid="004a42fd"/>
    </style:style>
    <style:style style:name="T34" style:family="text">
      <style:text-properties officeooo:rsid="0017d695"/>
    </style:style>
    <style:style style:name="T35" style:family="text">
      <style:text-properties officeooo:rsid="009583c5"/>
    </style:style>
    <style:style style:name="T36" style:family="text">
      <style:text-properties officeooo:rsid="004efaef"/>
    </style:style>
    <style:style style:name="T37" style:family="text">
      <style:text-properties officeooo:rsid="0061b5de"/>
    </style:style>
    <style:style style:name="T38" style:family="text">
      <style:text-properties officeooo:rsid="004fe32b"/>
    </style:style>
    <style:style style:name="T39" style:family="text">
      <style:text-properties officeooo:rsid="0056de86"/>
    </style:style>
    <style:style style:name="T40" style:family="text">
      <style:text-properties style:font-name="FreeSans" officeooo:rsid="006aac73"/>
    </style:style>
    <style:style style:name="T41" style:family="text">
      <style:text-properties officeooo:rsid="005d72f5"/>
    </style:style>
    <style:style style:name="T42" style:family="text">
      <style:text-properties officeooo:rsid="00600160"/>
    </style:style>
    <style:style style:name="T43" style:family="text">
      <style:text-properties officeooo:rsid="0066197a"/>
    </style:style>
    <style:style style:name="T44" style:family="text">
      <style:text-properties officeooo:rsid="0067ad27"/>
    </style:style>
    <style:style style:name="T45" style:family="text">
      <style:text-properties officeooo:rsid="0068d4f0"/>
    </style:style>
    <style:style style:name="T46" style:family="text">
      <style:text-properties fo:font-size="12pt" style:font-size-asian="12pt" style:font-size-complex="12pt"/>
    </style:style>
    <style:style style:name="T47" style:family="text">
      <style:text-properties fo:font-size="12pt" officeooo:rsid="020daf71" style:font-size-asian="12pt" style:font-size-complex="12pt"/>
    </style:style>
    <style:style style:name="T48" style:family="text">
      <style:text-properties officeooo:rsid="0071b6ad"/>
    </style:style>
    <style:style style:name="T49" style:family="text">
      <style:text-properties officeooo:rsid="00730703"/>
    </style:style>
    <style:style style:name="T50" style:family="text">
      <style:text-properties officeooo:rsid="0063ee5b"/>
    </style:style>
    <style:style style:name="T51" style:family="text">
      <style:text-properties officeooo:rsid="0076a591"/>
    </style:style>
    <style:style style:name="T52" style:family="text">
      <style:text-properties officeooo:rsid="0079773c"/>
    </style:style>
    <style:style style:name="T53" style:family="text">
      <style:text-properties officeooo:rsid="007cefa4"/>
    </style:style>
    <style:style style:name="T54" style:family="text">
      <style:text-properties officeooo:rsid="007e1e9d"/>
    </style:style>
    <style:style style:name="T55" style:family="text">
      <style:text-properties officeooo:rsid="007f4e5f"/>
    </style:style>
    <style:style style:name="T56" style:family="text">
      <style:text-properties officeooo:rsid="008aef29"/>
    </style:style>
    <style:style style:name="T57" style:family="text">
      <style:text-properties officeooo:rsid="008af690"/>
    </style:style>
    <style:style style:name="T58" style:family="text">
      <style:text-properties officeooo:rsid="008c5589"/>
    </style:style>
    <style:style style:name="T59" style:family="text">
      <style:text-properties officeooo:rsid="008dc54d"/>
    </style:style>
    <style:style style:name="T60" style:family="text">
      <style:text-properties officeooo:rsid="009219fc"/>
    </style:style>
    <style:style style:name="T61" style:family="text">
      <style:text-properties officeooo:rsid="00932329"/>
    </style:style>
    <style:style style:name="T62" style:family="text">
      <style:text-properties officeooo:rsid="0094d0a0"/>
    </style:style>
    <style:style style:name="T63" style:family="text">
      <style:text-properties officeooo:rsid="004bfe47" style:font-size-asian="12.25pt" style:font-size-complex="14pt"/>
    </style:style>
    <style:style style:name="T64" style:family="text">
      <style:text-properties officeooo:rsid="0095cad7" style:font-size-asian="12.25pt" style:font-size-complex="14pt"/>
    </style:style>
    <style:style style:name="T65" style:family="text">
      <style:text-properties style:font-name="FreeSans"/>
    </style:style>
    <style:style style:name="T66" style:family="text">
      <style:text-properties style:font-name="FreeSans\"/>
    </style:style>
    <style:style style:name="T67" style:family="text">
      <style:text-properties fo:font-variant="normal" fo:text-transform="none" style:use-window-font-color="true" style:text-outline="false" style:text-line-through-style="none" style:text-line-through-type="none" style:text-position="0% 100%" style:font-name="FreeSans3" fo:font-size="10pt" fo:letter-spacing="normal" fo:language="en" fo:country="Z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13"><text:span text:style-name="T10">Services</text:span><text:span text:style-name="T9"> Agreement</text:span></text:p>
      <text:p text:style-name="P10"/>
      <text:p text:style-name="P12">entered into between</text:p>
      <text:p text:style-name="P10"/>
      <text:p text:style-name="P9">[Insert Full Legal Name of Legal Entity <text:span text:style-name="T38">Representing SF Group</text:span>]</text:p>
      <text:p text:style-name="P11">(hereafter “the Shuttleworth Foundation”)</text:p>
      <text:p text:style-name="P10"/>
      <text:p text:style-name="P10"/>
      <text:p text:style-name="P40"/>
      <text:p text:style-name="P22">and</text:p>
      <text:p text:style-name="P39"/>
      <text:p text:style-name="P41">[Insert Name of Service Provider]</text:p>
      <text:p text:style-name="P21">(hereafter the <text:span text:style-name="T32">Service Provider</text:span>)</text:p>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1">Table of Contents</text:p>
          </text:index-title>
          <text:p text:style-name="P133"><text:span text:style-name="T66">Contract Specifications<text:tab/>3</text:span></text:p>
          <text:p text:style-name="P133"><text:span text:style-name="T66">The Parties<text:tab/>6</text:span></text:p>
          <text:p text:style-name="P133"><text:span text:style-name="T66">Legal Relationship<text:tab/>6</text:span></text:p>
          <text:p text:style-name="P132"><text:span text:style-name="T66">The Relationship between the Shuttleworth Foundation and Service Provider<text:tab/>6</text:span></text:p>
          <text:p text:style-name="P132"><text:span text:style-name="T66">Contract Period<text:tab/>7</text:span></text:p>
          <text:p text:style-name="P132"><text:span text:style-name="T66">Contract Amount<text:tab/>7</text:span></text:p>
          <text:p text:style-name="P132"><text:span text:style-name="T66">Obligations of Service Provider<text:tab/>8</text:span></text:p>
          <text:p text:style-name="P132"><text:span text:style-name="T66">Obligations of the Shuttleworth Foundation<text:tab/>8</text:span></text:p>
          <text:p text:style-name="P132"><text:span text:style-name="T66">Public Association with the Shuttleworth Foundation<text:tab/>9</text:span></text:p>
          <text:p text:style-name="P132"><text:span text:style-name="T66">Securing Information and Confidentiality<text:tab/>9</text:span></text:p>
          <text:p text:style-name="P133"><text:span text:style-name="T66">Standard Legal Provisions<text:tab/>11</text:span></text:p>
          <text:p text:style-name="P132"><text:span text:style-name="T66">Intellectual Property<text:tab/>11</text:span></text:p>
          <text:p text:style-name="P134"><text:span text:style-name="T66">Creation for this agreement<text:tab/>11</text:span></text:p>
          <text:p text:style-name="P134"><text:span text:style-name="T66">Vesting<text:tab/>11</text:span></text:p>
          <text:p text:style-name="P134"><text:span text:style-name="T66">Warranty<text:tab/>12</text:span></text:p>
          <text:p text:style-name="P132"><text:span text:style-name="T66">How This Agreement Works<text:tab/>12</text:span></text:p>
          <text:p text:style-name="P132"><text:span text:style-name="T66">Termination other than for Breach<text:tab/>13</text:span></text:p>
          <text:p text:style-name="P132"><text:span text:style-name="T66">Breach<text:tab/>14</text:span></text:p>
          <text:p text:style-name="P132"><text:span text:style-name="T66">Effect of Termination<text:tab/>14</text:span></text:p>
          <text:p text:style-name="P132"><text:span text:style-name="T66">Disputes<text:tab/>14</text:span></text:p>
          <text:p text:style-name="P132"><text:span text:style-name="T66">Domicilia and Notices<text:tab/>16</text:span></text:p>
          <text:p text:style-name="P132"><text:span text:style-name="T66">Signature and Conclusion<text:tab/>16</text:span></text:p>
          <text:p text:style-name="P133"><text:span text:style-name="T66">Record of Signature<text:tab/>2</text:span></text:p>
        </text:index-body>
      </text:table-of-content>
      <text:p text:style-name="P72"/>
      <text:p text:style-name="P65"><text:toc-mark-start text:id="IMark92798984" text:outline-level="1"/>Contract Specifications<text:toc-mark-end text:id="IMark92798984"/></text:p>
      <text:p text:style-name="P14"/>
      <text:p text:style-name="P42">This agreement is void if all the Specifications are not completed at the time of Signature.</text:p>
      <text:p text:style-name="P26"/>
      <text:p text:style-name="P15"><text:span text:style-name="T11">Shuttleworth Foundation </text:span>Contract Number:</text:p>
      <text:p text:style-name="P15"/>
      <text:p text:style-name="P16"><text:span text:style-name="T56">Full Legal Name of </text:span>Shuttleworth Foundation <text:span text:style-name="T58">Entity</text:span><office:annotation><dc:creator>Unknown Author</dc:creator><dc:date>2016-01-11T13:39:07</dc:date><text:list text:style-name=""><text:list-item><text:p text:style-name="P135"><text:span text:style-name="T67">This is where SF will specify which SF company will be defined as the Shuttleworth Foundation for this agreement, e.g. SF IOM, SF Advisers South Africa (Pty) Ltd etc</text:span></text:p></text:list-item></text:list></office:annotation>: </text:p>
      <text:p text:style-name="P24"/>
      <text:p text:style-name="P71">Authority of Signatory on Behalf of Shuttleworth Foundation Entity:</text:p>
      <text:p text:style-name="P70"/>
      <text:p text:style-name="P70">Full <text:span text:style-name="T31">Legal </text:span>Name of Service Provider:</text:p>
      <text:p text:style-name="P70"/>
      <text:p text:style-name="P71">Legal Description of Service Provider.</text:p>
      <text:p text:style-name="P68">The Service Provider is</text:p>
      <text:p text:style-name="P68">A. a natural person or</text:p>
      <text:p text:style-name="P68">B. a company, with registration number [insert registration number] registered in [insert where registered e.g. Delaware, Hong Kong]</text:p>
      <text:p text:style-name="P68">C. [When the Service Provider is neither a natural person nor a company but something else such as a university, partnership or trust then state its legal nature and jurisdiction e.g Cayman Islands Trust or Irish State University].</text:p>
      <text:p text:style-name="P27"/>
      <text:p text:style-name="P17">Name of Signatory for Service Provider: </text:p>
      <text:p text:style-name="P28"/>
      <text:p text:style-name="P18">Authority of Signatory:</text:p>
      <text:p text:style-name="P18"><text:s/><text:span text:style-name="T46">The Signatory is <text:s/></text:span><text:line-break/><text:span text:style-name="T47">A. </text:span><text:span text:style-name="T46">also the Service Provider and is </text:span><text:span text:style-name="T47">signing on </text:span><text:span text:style-name="T46">his/her </text:span><text:span text:style-name="T47">own behalf</text:span></text:p>
      <text:p text:style-name="P23">B. <text:span text:style-name="T42">signing on behalf of a company</text:span> <text:line-break/><text:span text:style-name="T42">[Give the </text:span>Title of Person signing on behalf of company e.g. <text:span text:style-name="T58">Chief Executive Officer]</text:span></text:p>
      <text:p text:style-name="P23">C. <text:span text:style-name="T42">Not the Service Provider and not signing on behalf of a company but signing on behalf of the Service Provider</text:span><text:line-break/><text:span text:style-name="T42">[Give a l</text:span>egal description of the <text:span text:style-name="T61">service provider </text:span>t e.g. partnership, <text:span text:style-name="T62">trust </text:span><text:s/><text:span text:style-name="T42">and also describe the role the </text:span>of person signing on behalf of <text:span text:style-name="T61">service provider</text:span> e.g. managing partner <text:span text:style-name="T61">of a partnership</text:span>, <text:span text:style-name="T61">trustee </text:span><text:soft-page-break/><text:span text:style-name="T61">of a trust, agent of another person etc.]</text:span></text:p>
      <text:p text:style-name="P29"/>
      <text:p text:style-name="P24"><text:span text:style-name="T13">Contract Period</text:span><text:span text:style-name="T12">:</text:span> <text:s/></text:p>
      <text:p text:style-name="P30">(DD/MM/YYYY to <text:s/>DD/MM/YYYY<text:span text:style-name="T53">)</text:span></text:p>
      <text:p text:style-name="P38"/>
      <text:p text:style-name="P38"><text:span text:style-name="T13">Contract Amount</text:span><text:span text:style-name="T12">:</text:span> <text:span text:style-name="T57">(The amount must be in numbers, using the applicable currency symbol and then in words using the currency acronym e.g. USD) </text:span></text:p>
      <text:p text:style-name="P31"/>
      <text:p text:style-name="P31"><text:span text:style-name="T17"><text:s/></text:span><text:span text:style-name="T13">Payment Timing</text:span></text:p>
      <text:p text:style-name="P27"/>
      <text:p text:style-name="P27"><text:span text:style-name="T18">A. </text:span>Amount <text:s text:c="66"/>Date<office:annotation><dc:creator>Unknown Author</dc:creator><dc:date>2016-01-14T16:40:07</dc:date><text:list text:continue-numbering="true" text:style-name=""><text:list-item><text:p text:style-name="P135"><text:span text:style-name="T67">Where there is more than one amount and payment date these can be specified under A.</text:span></text:p></text:list-item></text:list></office:annotation></text:p>
      <text:p text:style-name="P36">XX<text:tab/><text:tab/><text:tab/><text:tab/><text:tab/><text:tab/><text:tab/>xxxxxxxx</text:p>
      <text:p text:style-name="P37">XX<text:tab/><text:tab/><text:tab/><text:tab/><text:tab/><text:tab/><text:tab/>xxxxxxxx</text:p>
      <text:p text:style-name="P27">OR</text:p>
      <text:p text:style-name="P32">B. monthly <text:span text:style-name="T25">in arrears during Contract Period</text:span></text:p>
      <text:p text:style-name="P32">OR </text:p>
      <text:p text:style-name="P33">C. <text:span text:style-name="T57">or on rendering of </text:span><text:s/><text:span text:style-name="T57">] services during </text:span><text:s/>the Contract Period <text:span text:style-name="T60">as follows:</text:span></text:p>
      <text:p text:style-name="P66">Service<text:tab/><text:tab/><text:tab/><text:tab/><text:tab/><text:tab/>Amount</text:p>
      <text:p text:style-name="P67">XXXXXX<text:tab/><text:tab/><text:tab/><text:tab/><text:tab/><text:tab/>XXXXX</text:p>
      <text:p text:style-name="P34"><text:span text:style-name="T60">XXXXXX<text:tab/><text:tab/><text:tab/><text:tab/><text:tab/><text:tab/>XXXXX</text:span>.</text:p>
      <text:p text:style-name="P35"/>
      <text:p text:style-name="P20"/>
      <text:p text:style-name="P69"><text:span text:style-name="T63">B</text:span><text:span text:style-name="T64">anking Details of Service Provider </text:span></text:p>
      <table:table table:name="Table5" table:style-name="Table5">
        <table:table-column table:style-name="Table5.A"/>
        <table:table-column table:style-name="Table5.B"/>
        <table:table-row>
          <table:table-cell table:style-name="Table5.A1" office:value-type="string">
            <text:p text:style-name="P44">Pay Method:</text:p>
          </table:table-cell>
          <table:table-cell table:style-name="Table5.A1" office:value-type="string">
            <text:p text:style-name="P43"/>
          </table:table-cell>
        </table:table-row>
        <table:table-row>
          <table:table-cell table:style-name="Table5.A1" office:value-type="string">
            <text:p text:style-name="P44">Type of Account:</text:p>
          </table:table-cell>
          <table:table-cell table:style-name="Table5.A1" office:value-type="string">
            <text:p text:style-name="P43"/>
          </table:table-cell>
        </table:table-row>
        <table:table-row>
          <table:table-cell table:style-name="Table5.A1" office:value-type="string">
            <text:p text:style-name="P44">Bank:</text:p>
          </table:table-cell>
          <table:table-cell table:style-name="Table5.A1" office:value-type="string">
            <text:p text:style-name="P43"/>
          </table:table-cell>
        </table:table-row>
        <table:table-row>
          <table:table-cell table:style-name="Table5.A1" office:value-type="string">
            <text:p text:style-name="P44">Branch Code:</text:p>
          </table:table-cell>
          <table:table-cell table:style-name="Table5.A1" office:value-type="string">
            <text:p text:style-name="P43"/>
          </table:table-cell>
        </table:table-row>
        <table:table-row>
          <table:table-cell table:style-name="Table5.A5" office:value-type="string">
            <text:p text:style-name="P45">Branch Name:</text:p>
          </table:table-cell>
          <table:table-cell table:style-name="Table5.A5" office:value-type="string">
            <text:p text:style-name="P43"/>
          </table:table-cell>
        </table:table-row>
        <table:table-row>
          <table:table-cell table:style-name="Table5.A1" office:value-type="string">
            <text:p text:style-name="P44">Account Number:</text:p>
          </table:table-cell>
          <table:table-cell table:style-name="Table5.A1" office:value-type="string">
            <text:p text:style-name="P43"/>
          </table:table-cell>
        </table:table-row>
        <table:table-row>
          <table:table-cell table:style-name="Table5.A1" office:value-type="string">
            <text:p text:style-name="P44">Account Holder Name:</text:p>
          </table:table-cell>
          <table:table-cell table:style-name="Table5.A1" office:value-type="string">
            <text:p text:style-name="P43"/>
          </table:table-cell>
        </table:table-row>
        <table:table-row>
          <table:table-cell table:style-name="Table5.A5" office:value-type="string">
            <text:p text:style-name="P45">IBAN/SWIFT Code</text:p>
          </table:table-cell>
          <table:table-cell table:style-name="Table5.A5" office:value-type="string">
            <text:p text:style-name="P43"/>
          </table:table-cell>
        </table:table-row>
        <table:table-row>
          <table:table-cell table:style-name="Table5.A1" office:value-type="string">
            <text:p text:style-name="P44">Relationship <text:span text:style-name="T35">to Account Holder</text:span>:</text:p>
          </table:table-cell>
          <table:table-cell table:style-name="Table5.A1" office:value-type="string">
            <text:p text:style-name="P43"/>
          </table:table-cell>
        </table:table-row>
      </table:table>
      <text:p text:style-name="P57"/>
      <text:p text:style-name="P19"/>
      <text:p text:style-name="P19"/>
      <text:p text:style-name="P25"><text:span text:style-name="T12">Addresses for Notices to the </text:span><text:span text:style-name="T15">Shuttleworth Foundation</text:span><text:span text:style-name="T12">:</text:span> </text:p>
      <text:p text:style-name="P74"><text:soft-page-break/><text:span text:style-name="T2">Notice Address of Service Provider</text:span><text:span text:style-name="T3">: </text:span><text:span text:style-name="T4"><text:s/></text:span><text:span text:style-name="T65">Standard Bank House, 47 - 49 La Motte Street, St. Helier, Jersey JE2 4SZ</text:span></text:p>
      <text:p text:style-name="P78"><text:span text:style-name="T6"/></text:p>
      <text:p text:style-name="P75">Email <text:span text:style-name="T26">address of Service Provider: <text:s/>legalnotices@shuttleworthfoundation.org</text:span></text:p>
      <text:p text:style-name="P24"/>
      <text:p text:style-name="P24"><text:span text:style-name="T12">Addresses for Notices to the </text:span><text:span text:style-name="T14">Service Provider</text:span><text:span text:style-name="T12">:</text:span> </text:p>
      <text:p text:style-name="P76"><text:span text:style-name="T31">Physical Address of Service Provider</text:span>: </text:p>
      <text:p text:style-name="P24"/>
      <text:p text:style-name="P24"/>
      <text:p text:style-name="P77">Email <text:span text:style-name="T26">address of Service Provider:</text:span></text:p>
      <text:p text:style-name="P77"/>
      <text:p text:style-name="P77"><text:span text:style-name="T16">SERVICES</text:span><text:span text:style-name="T16"><office:annotation><dc:creator>Unknown Author</dc:creator><dc:date>2016-01-11T13:44:47</dc:date><text:list text:continue-numbering="true" text:style-name=""><text:list-item><text:p text:style-name="P135"><text:span text:style-name="T67">This section will define the services. It must be reviewed by Open Counsel. </text:span></text:p></text:list-item><text:list-item><text:p text:style-name="P135"><text:span text:style-name="T67">To ensure that it is legally clear for each service stipulate the service, frequency e.g. monthly/continually, and who the service provider reports to in respect of that service</text:span></text:p></text:list-item></text:list></office:annotation></text:span></text:p>
      <text:p text:style-name="P58"/>
      <text:p text:style-name="P59">Service<text:tab/><text:tab/><text:tab/><text:tab/><text:tab/><text:tab/>Frequency<text:tab/><text:tab/><text:tab/><text:span text:style-name="T60">Report To</text:span></text:p>
      <text:h text:style-name="P79" text:outline-level="2"><text:toc-mark text:string-value="The Parties" text:outline-level="1"/>The Part<text:span text:style-name="T41">ies</text:span></text:h>
      <text:h text:style-name="P63" text:outline-level="2">The Parties are</text:h>
      <text:list xml:id="list5013685665475104808" text:style-name="L5">
        <text:list-item>
          <text:list>
            <text:list-item>
              <text:h text:style-name="P80" text:outline-level="2">the Shuttleworth Foundation as specified in the <text:s/>Contract Specifications,</text:h>
            </text:list-item>
            <text:list-item>
              <text:h text:style-name="P80" text:outline-level="2">the Service Provider a<text:span text:style-name="T39">s</text:span> specified in the Contract Specifications.</text:h>
            </text:list-item>
          </text:list>
          <text:h text:style-name="P80" text:outline-level="2"/>
        </text:list-item>
      </text:list>
      <text:h text:style-name="P62" text:outline-level="2"><text:toc-mark-start text:id="IMark127229560" text:outline-level="1"/>Legal Relationship<text:toc-mark-end text:id="IMark127229560"/></text:h>
      <text:list xml:id="list153947023559576" text:continue-numbering="true" text:style-name="L5">
        <text:list-item>
          <text:h text:style-name="P81" text:outline-level="2"><text:bookmark-start text:name="__RefHeading__6593_372088099"/><text:toc-mark-start text:id="IMark115189720" text:outline-level="2"/>The Relationship between the Shuttleworth Foundation and Service Provider<text:bookmark-end text:name="__RefHeading__6593_372088099"/><text:toc-mark-end text:id="IMark115189720"/></text:h>
          <text:list>
            <text:list-item>
              <text:h text:style-name="P82" text:outline-level="2"><text:span text:style-name="T48">T</text:span>he Service Provider <text:span text:style-name="T52">receives payment of the the </text:span>Contract Amount <text:span text:style-name="T48">in exchange for rendering the services </text:span>described in the Contract Specifications <text:span text:style-name="T48">to the Shuttleworth Foundation</text:span>. The Project Amount is good and sufficient consideration for the Service Provider to render the services. <text:span text:style-name="T52">The Service Provider must act in utmost good faith in rendering the services to the Shuttleworth Foundation.</text:span></text:h>
            </text:list-item>
            <text:list-item>
              <text:h text:style-name="P82" text:outline-level="2"><text:span text:style-name="T48">T</text:span>he Shuttleworth Foundation <text:s/>and Service Provider must co-operate closely together. For the purposes of legal clarity it is recorded that the legal relationship created by this agreement is not an employment relationship nor one of principal and agent, nor a legal partnership nor a joint venture. As a consequence:</text:h>
              <text:list>
                <text:list-item>
                  <text:h text:style-name="P83" text:outline-level="2"><text:bookmark-start text:name="__RefHeading__6599_372088099"/><text:span text:style-name="T33">T</text:span>he Service Provider has <text:span text:style-name="T33">no a</text:span>uthority to bind the Shuttleworth Foundation and <text:span text:style-name="T33">is </text:span><text:s/>accordingly not entitled to enter into any agreement on behalf of the Shuttleworth Foundation.<text:bookmark-end text:name="__RefHeading__6599_372088099"/></text:h>
                </text:list-item>
                <text:list-item>
                  <text:h text:style-name="P83" text:outline-level="2"><text:bookmark-start text:name="__RefHeading__6601_372088099"/><text:span text:style-name="T33">T</text:span>he Service Provider is <text:span text:style-name="T33">not </text:span>authorised to incur any indebtedness on the part of the Shuttleworth Foundation nor to create any obligation on the part of the Shuttleworth Foundation.<text:bookmark-end text:name="__RefHeading__6601_372088099"/></text:h>
                </text:list-item>
                <text:list-item>
                  <text:h text:style-name="P83" text:outline-level="2"><text:bookmark-start text:name="__RefHeading__6603_372088099"/><text:span text:style-name="T33">T</text:span>he Service Provider <text:span text:style-name="T33">does not a</text:span>cquire any right to any Intellectual Property vested in the Shuttleworth Foundation. However the Shuttleworth Foundation frequently distributes Intellectual Property under public licenses and the Service Provider is free to make use of that Intellectual Property according to the applicable license.<text:bookmark-end text:name="__RefHeading__6603_372088099"/></text:h>
                </text:list-item>
                <text:list-item>
                  <text:h text:style-name="P83" text:outline-level="2"><text:bookmark-start text:name="__RefHeading__6605_372088099"/><text:span text:style-name="T33">T</text:span>he Service Provider may <text:span text:style-name="T33">not </text:span>register or de-register a trademark, URL or design which includes the name or brand of the Shuttleworth Foundation.<text:bookmark-end text:name="__RefHeading__6605_372088099"/></text:h>
                </text:list-item>
                <text:list-item>
                  <text:h text:style-name="P84" text:outline-level="2"><text:bookmark-start text:name="__RefHeading__6607_372088099"/><text:span text:style-name="T48">Except as detailed under Services in the Contract Specifications t</text:span>he Service Provide<text:span text:style-name="T33">r </text:span><text:s/>has <text:span text:style-name="T33">no </text:span>general authority to make any public statements, written or verbal, or publish any document, on behalf of the Shuttleworth Foundation.<text:bookmark-end text:name="__RefHeading__6607_372088099"/></text:h>
                </text:list-item>
              </text:list>
            </text:list-item>
            <text:list-item>
              <text:p text:style-name="P73"><text:span text:style-name="T32">Provision of the services requires the Service Provider to interact with </text:span>legal entities in the Shuttleworth Foundation Group which <text:span text:style-name="T34">is </text:span>currently comprise<text:span text:style-name="T34">d by</text:span>: The Shuttleworth Foundation <text:soft-page-break/>Trust (Jersey); SF Isle of Man Limited; <text:s/>SF Mauritius Limited <text:s/><text:span text:style-name="T32">and SF Advisors South Africa (Pty) Ltd. The Service Provider </text:span>agrees that none of these interactions creates a <text:span text:style-name="T32">contractual </text:span>relationship between the <text:span text:style-name="T32">Service Provider </text:span>and any of entities in the Shuttleworth Foundation Group other than <text:span text:style-name="T32">the entity designated as the Shuttleworth Foundation in the Contract Specifications.</text:span> The <text:span text:style-name="T32">Service Provider </text:span>understand<text:span text:style-name="T54">s</text:span> and acknowledges that there is no legal partnership between any of the legal entities in the Shuttleworth Foundation Group and that nothing in this agreement gives the <text:span text:style-name="T32">Service Provider a</text:span>ny rights against any of the legal entities in the Shuttleworth Foundation Group other than <text:span text:style-name="T32">the the entity designated as the Shuttleworth Foundation in the Contract Specifications.</text:span></text:p>
            </text:list-item>
          </text:list>
        </text:list-item>
        <text:list-item>
          <text:h text:style-name="P97" text:outline-level="2"><text:bookmark-start text:name="__RefHeading__6609_372088099"/><text:toc-mark-start text:id="IMark101753816" text:outline-level="2"/>Contract Period<text:bookmark-end text:name="__RefHeading__6609_372088099"/><text:toc-mark-end text:id="IMark101753816"/></text:h>
          <text:list>
            <text:list-item>
              <text:h text:style-name="P84" text:outline-level="2"><text:bookmark-start text:name="__RefHeading__6611_372088099"/>The Contract Period is the period recorded in the Contract Specifications unless the Contract Period terminates as described in clauses 12 and 13.<text:bookmark-end text:name="__RefHeading__6611_372088099"/></text:h>
            </text:list-item>
            <text:list-item>
              <text:h text:style-name="P104" text:outline-level="2"><text:bookmark-start text:name="__RefHeading__6613_372088099"/><text:span text:style-name="T21">T</text:span><text:span text:style-name="T19">he Service Provider has </text:span><text:span text:style-name="T21">no </text:span><text:span text:style-name="T19">legal expectation that the Contract Period will be renewed or extended. </text:span><text:span text:style-name="T21">T</text:span><text:span text:style-name="T19">he Shuttleworth Foundation has an absolute discretion to choose whether to extend this agreement. Should the Shuttleworth Foundation choose to extend this agreement the Shuttleworth Foundation may do so multiple times. An extension will be effective if and only if the Shuttleworth Foundation sends a written and signed notice of extension to the Service Provider specifying th</text:span><text:span text:style-name="T21">e ex</text:span><text:span text:style-name="T19">tension period, the deliverables or services to be rendered and </text:span><text:span text:style-name="T21">the extension fee and </text:span><text:span text:style-name="T19">the notice is signed by the Service Provider and sent to the Shuttleworth Foundation </text:span><text:span text:style-name="T22">in the time specified by the Shuttleworth Foundation</text:span><text:span text:style-name="T19">.</text:span><text:bookmark-end text:name="__RefHeading__6613_372088099"/></text:h>
            </text:list-item>
          </text:list>
        </text:list-item>
        <text:list-item>
          <text:h text:style-name="P97" text:outline-level="2"><text:bookmark-start text:name="__RefHeading__6615_372088099"/><text:toc-mark-start text:id="IMark131121560" text:outline-level="2"/>Contract Amount<text:bookmark-end text:name="__RefHeading__6615_372088099"/><text:toc-mark-end text:id="IMark131121560"/></text:h>
          <text:list>
            <text:list-item>
              <text:h text:style-name="P84" text:outline-level="2"><text:bookmark-start text:name="__RefHeading__6617_372088099"/>The Contract Amount set out in the Specifications is the maximum amount which the Shuttleworth Foundation must pay to the Service Provider in terms of this agreement.<text:bookmark-end text:name="__RefHeading__6617_372088099"/></text:h>
            </text:list-item>
            <text:list-item>
              <text:h text:style-name="P84" text:outline-level="2"><text:bookmark-start text:name="__RefHeading__6619_372088099"/>No payment becomes due in terms of this agreement until<text:bookmark-end text:name="__RefHeading__6619_372088099"/></text:h>
              <text:list>
                <text:list-item>
                  <text:h text:style-name="P84" text:outline-level="2"><text:bookmark-start text:name="__RefHeading__6621_372088099"/>the time set out in the Contract Specifications and<text:bookmark-end text:name="__RefHeading__6621_372088099"/></text:h>
                </text:list-item>
                <text:list-item>
                  <text:h text:style-name="P84" text:outline-level="2"><text:bookmark-start text:name="__RefHeading__6623_372088099"/>the Service Provider has provided an invoice to the Shuttleworth Foundation detailing the deliverable or service in terms of which the payment is claimed.<text:bookmark-end text:name="__RefHeading__6623_372088099"/></text:h>
                </text:list-item>
              </text:list>
            </text:list-item>
            <text:list-item>
              <text:h text:style-name="P84" text:outline-level="2"><text:bookmark-start text:name="__RefHeading__6625_372088099"/>the Shuttleworth Foundation has no obligation to pay any amount connected to this agreement unless an invoice detailing the Service in respect of which the amount is claimed is provided to the Shuttleworth Foundation during the Contract Period or within thirty (30) days of the end of the Contract Period. The Service Provider waives any claim whether in contract, tort, enrichment or other legal theory against the Shuttleworth Foundation for any amount not claimed during the Contract Period or within thirty (30) days of termination of the Contract Period.<text:bookmark-end text:name="__RefHeading__6625_372088099"/></text:h>
            </text:list-item>
            <text:list-item>
              <text:h text:style-name="P85" text:outline-level="2"><text:bookmark-start text:name="__RefHeading__6627_372088099"/><text:s/><text:span text:style-name="T40">The Service Provider is responsible for payment of any taxes, duties, levies, national insurance </text:span><text:soft-page-break/><text:span text:style-name="T40">payments or the like which may be owing on the Service Fee. The Service Fee is inclusive of all such charges and no additional amounts shall be paid to the Service Provider for any such charge.</text:span><text:bookmark-end text:name="__RefHeading__6627_372088099"/></text:h>
            </text:list-item>
            <text:list-item>
              <text:h text:style-name="P84" text:outline-level="2"><text:bookmark-start text:name="__RefHeading__6633_372088099"/>the Shuttleworth Foundation may suspend payment of any amount to the Service Provider if the Service Provider has failed to carry out an obligation in this agreement until the Service Provider has carried out the obligation.<text:bookmark-end text:name="__RefHeading__6633_372088099"/></text:h>
            </text:list-item>
          </text:list>
        </text:list-item>
        <text:list-item>
          <text:h text:style-name="P98" text:outline-level="2"><text:bookmark-start text:name="__RefHeading__6641_372088099"/><text:toc-mark-start text:id="IMark103902984" text:outline-level="2"/>Obligations of Service Provider<text:bookmark-end text:name="__RefHeading__6641_372088099"/><text:toc-mark-end text:id="IMark103902984"/></text:h>
          <text:list>
            <text:list-item>
              <text:h text:style-name="P86" text:outline-level="2">The Services Provide <text:span text:style-name="T49">must render the </text:span>services set out in the Contract Specifications</text:h>
            </text:list-item>
            <text:list-item>
              <text:h text:style-name="P87" text:outline-level="2"><text:bookmark-start text:name="__RefHeading__6647_372088099"/>The Service Provider must avoid any conflict of interest between [his/her] own interests and the interests of the Shuttleworth Foundation.<text:bookmark-end text:name="__RefHeading__6647_372088099"/></text:h>
              <text:list>
                <text:list-item>
                  <text:h text:style-name="P105" text:outline-level="2"><text:bookmark-start text:name="__RefHeading__6649_372088099"/>In particular the Service Provider must not undertake any obligation or join any organisation which is contrary <text:span text:style-name="T50">not undertake any obligation or join any organisation which is contrary to the values, vision, mission, objectives, practices and philosophy of the Shuttleworth Foundation. </text:span><text:bookmark-end text:name="__RefHeading__6649_372088099"/></text:h>
                </text:list-item>
                <text:list-item>
                  <text:h text:style-name="P87" text:outline-level="2"><text:bookmark-start text:name="__RefHeading__6651_372088099"/>The Service Provider must immediately advise the Shuttleworth Foundation if a conflict of interest arises.<text:bookmark-end text:name="__RefHeading__6651_372088099"/></text:h>
                </text:list-item>
              </text:list>
            </text:list-item>
            <text:list-item>
              <text:h text:style-name="P87" text:outline-level="2"><text:bookmark-start text:name="__RefHeading__6653_372088099"/>The Service Provider must ensure that Intellectual Property created in terms of this agreement is dealt with as required by the Intellectual Property clause of this agreement.<text:bookmark-end text:name="__RefHeading__6653_372088099"/></text:h>
            </text:list-item>
            <text:list-item>
              <text:h text:style-name="P87" text:outline-level="2"><text:bookmark-start text:name="__RefHeading__6655_372088099"/>The Service Provider must use the appropriate Shuttleworth Foundation logos for resources created by the Service Provider for the purposes of this agreement in accordance with the logo guidelines communicated by the Shuttleworth Foundation, which may be changed from time to time.<text:bookmark-end text:name="__RefHeading__6655_372088099"/></text:h>
            </text:list-item>
          </text:list>
        </text:list-item>
        <text:list-item>
          <text:h text:style-name="P99" text:outline-level="2"><text:toc-mark-start text:id="IMark99550568" text:outline-level="2"/>Obligations of the Shuttleworth Foundation<text:toc-mark-end text:id="IMark99550568"/></text:h>
          <text:list>
            <text:list-item>
              <text:h text:style-name="P88" text:outline-level="2"><text:span text:style-name="T43">T</text:span>he Shuttleworth Foundation must pay any amount due to the Service Provider in terms of this agreement but is not obliged to make payments which in total exceed the Contract Amount.</text:h>
            </text:list-item>
            <text:list-item>
              <text:h text:style-name="P106" text:outline-level="2"><text:span text:style-name="T49">The Shuttleworth Foundation s</text:span>hall give the Service Provider access to the communications network and facilities of <text:span text:style-name="T49">the Shuttleworth Foundation Group </text:span>sufficient to enable <text:span text:style-name="T49">him/</text:span>her to discharge <text:span text:style-name="T49">his/</text:span>her duties. However for purposes of security, confidentiality or the like SF may withdraw access to any of the facilities at any time. The Service Provider is not entitled to continued use of the facilities, and has no right to retrieval of personal email or other communication sent to addresses provided <text:span text:style-name="T8">by the Shuttleworth Foundation or documents or </text:span><text:soft-page-break/><text:span text:style-name="T8">information stored on the Shuttleworth Foundation Group network.</text:span></text:h>
            </text:list-item>
          </text:list>
        </text:list-item>
        <text:list-item>
          <text:h text:style-name="P100" text:outline-level="2"><text:bookmark-start text:name="__RefHeading__6671_372088099"/><text:toc-mark-start text:id="IMark127952280" text:outline-level="2"/>Public Association with the Shuttleworth Foundation<text:bookmark-end text:name="__RefHeading__6671_372088099"/><text:toc-mark-end text:id="IMark127952280"/></text:h>
        </text:list-item>
      </text:list>
      <text:h text:style-name="P61" text:outline-level="2"><text:bookmark-start text:name="__RefHeading__6673_372088099"/>The Service Provider is free to publicise (his/her) association with the Shuttleworth Foundation but must not suggest that the Shuttleworth Foundation endorse any activity or communication which has not been explicitly endorsed by the Shuttleworth Foundation in writing.<text:bookmark-end text:name="__RefHeading__6673_372088099"/></text:h>
      <text:list xml:id="list153945953662697" text:continue-numbering="true" text:style-name="L5">
        <text:list-item>
          <text:h text:style-name="P100" text:outline-level="2"><text:bookmark-start text:name="__RefHeading__6675_372088099"/><text:toc-mark-start text:id="IMark97427336" text:outline-level="2"/>Securing Information and Confidentiality<text:bookmark-end text:name="__RefHeading__6675_372088099"/><text:toc-mark-end text:id="IMark97427336"/></text:h>
          <text:list>
            <text:list-item>
              <text:h text:style-name="P89" text:outline-level="2"><text:bookmark-start text:name="__RefHeading__6677_372088099"/><text:span text:style-name="T43">While </text:span>rendering the Services the Service Provider may come to acquire confidential information of the Shuttleworth Foundation, <text:span text:style-name="T43">other entities in the Shuttleworth Group and alumni or current Fellows of the Shuttleworth Foundation</text:span> including:<text:bookmark-end text:name="__RefHeading__6677_372088099"/></text:h>
              <text:list>
                <text:list-item>
                  <text:h text:style-name="P90" text:outline-level="2"><text:bookmark-start text:name="__RefHeading__6679_372088099"/>information that affects the security of the Shuttleworth Foundation, <text:s/><text:span text:style-name="T43">other entities in the Shuttleworth Group and alumni or current Fellows of the Shuttleworth Foundation</text:span> including:<text:bookmark-end text:name="__RefHeading__6679_372088099"/></text:h>
                  <text:list>
                    <text:list-item>
                      <text:h text:style-name="P123" text:outline-level="2"><text:bookmark-start text:name="__RefHeading__6681_372088099"/>information about the security of offices and other premises from which the Shuttleworth Foundation, <text:s text:c="2"/><text:span text:style-name="T43">other entities in the Shuttleworth Group and alumni or current Fellows of the Shuttleworth Foundation </text:span>operate,<text:bookmark-end text:name="__RefHeading__6681_372088099"/></text:h>
                    </text:list-item>
                    <text:list-item>
                      <text:h text:style-name="P124" text:outline-level="2"><text:bookmark-start text:name="__RefHeading__6683_372088099"/>and information about the security of websites, wikis and other information technology facilities of the Shuttleworth Foundation, <text:span text:style-name="T43">other entities in the Shuttleworth Group and alumni or current Fellows of the Shuttleworth Foundation</text:span>;<text:bookmark-end text:name="__RefHeading__6683_372088099"/></text:h>
                    </text:list-item>
                  </text:list>
                </text:list-item>
                <text:list-item>
                  <text:h text:style-name="P91" text:outline-level="2"><text:bookmark-start text:name="__RefHeading__6685_372088099"/>information about the finances, especially investments, expenditures, and employee remuneration of the Shuttleworth Foundation, <text:span text:style-name="T43">other entities in the Shuttleworth Group and alumni or current Fellows of the Shuttleworth Foundation</text:span>;<text:bookmark-end text:name="__RefHeading__6685_372088099"/></text:h>
                </text:list-item>
                <text:list-item>
                  <text:h text:style-name="P92" text:outline-level="2"><text:bookmark-start text:name="__RefHeading__6687_372088099"/>internal information on staffing and strategy of the Shuttleworth Foundation, <text:span text:style-name="T43">other entities in the Shuttleworth Group and alumni or current Fellows of the Shuttleworth Foundation</text:span>;<text:bookmark-end text:name="__RefHeading__6687_372088099"/></text:h>
                </text:list-item>
                <text:list-item>
                  <text:h text:style-name="P92" text:outline-level="2"><text:bookmark-start text:name="__RefHeading__6689_372088099"/>reasons for funding decisions by the Shuttleworth Foundation <text:span text:style-name="T44">or other entities in the Shuttleworth Group</text:span>;<text:bookmark-end text:name="__RefHeading__6689_372088099"/></text:h>
                </text:list-item>
                <text:list-item>
                  <text:h text:style-name="P92" text:outline-level="2"><text:bookmark-start text:name="__RefHeading__6693_372088099"/>confidential information disclosed to the Shuttleworth Foundation, <text:span text:style-name="T43">other entities in the Shuttleworth Group and alumni or current Fellows of the Shuttleworth Foundation </text:span>by others such as partners, suppliers, co-funders, collaborators and the like;<text:bookmark-end text:name="__RefHeading__6693_372088099"/></text:h>
                </text:list-item>
                <text:list-item>
                  <text:h text:style-name="P93" text:outline-level="2"><text:bookmark-start text:name="__RefHeading__6695_372088099"/>private information of natural persons that the Shuttleworth Foundation <text:span text:style-name="T45">or other entities in the Shuttleworth Group </text:span>has a duty to keep confidential;<text:bookmark-end text:name="__RefHeading__6695_372088099"/></text:h>
                </text:list-item>
                <text:list-item>
                  <text:h text:style-name="P93" text:outline-level="2"><text:bookmark-start text:name="__RefHeading__6697_372088099"/><text:soft-page-break/>confidential reports of the Shuttleworth Foundation or <text:span text:style-name="T43">other entities in the Shuttleworth Group</text:span>; and<text:bookmark-end text:name="__RefHeading__6697_372088099"/></text:h>
                </text:list-item>
                <text:list-item>
                  <text:h text:style-name="P93" text:outline-level="2"><text:bookmark-start text:name="__RefHeading__6699_372088099"/>draft documents prepared by or for the Shuttleworth Foundation, <text:span text:style-name="T43">other entities in the Shuttleworth Group and alumni or current Fellows of the Shuttleworth Foundation </text:span>not ready to be made public or openly distributed.<text:bookmark-end text:name="__RefHeading__6699_372088099"/></text:h>
                </text:list-item>
              </text:list>
            </text:list-item>
            <text:list-item>
              <text:h text:style-name="P89" text:outline-level="2"><text:bookmark-start text:name="__RefHeading__6701_372088099"/>Whether information is confidential is determined by the nature of the information. Information may be confidential even if it is not listed above. If a Service Provider is unsure whether particular information is confidential or not, then [he/she] must consult the <text:span text:style-name="T45">Shuttleworth Foundation </text:span>before disclosing the information.<text:bookmark-end text:name="__RefHeading__6701_372088099"/></text:h>
            </text:list-item>
            <text:list-item>
              <text:h text:style-name="P89" text:outline-level="2"><text:bookmark-start text:name="__RefHeading__6703_372088099"/>Service Providers must not disclose confidential information:<text:bookmark-end text:name="__RefHeading__6703_372088099"/></text:h>
              <text:list>
                <text:list-item>
                  <text:h text:style-name="P93" text:outline-level="2"><text:bookmark-start text:name="__RefHeading__6705_372088099"/>except to the directors, employees, representatives, Fellows or alumni Fellows of the Shuttleworth Foundation <text:span text:style-name="T45">or other entities in the Shuttleworth Group </text:span>so far as necessary to enable them to carry out their <text:span text:style-name="T51">obligations to the Shuttleworth Foundation or other entities in the Shuttleworth Foundation group</text:span>;<text:bookmark-end text:name="__RefHeading__6705_372088099"/></text:h>
                </text:list-item>
                <text:list-item>
                  <text:h text:style-name="P89" text:outline-level="2"><text:bookmark-start text:name="__RefHeading__6707_372088099"/>except to others outside the Shuttleworth Foundation so far as necessary to carry out the Service Provider's obligations in this agreement;<text:bookmark-end text:name="__RefHeading__6707_372088099"/></text:h>
                </text:list-item>
                <text:list-item>
                  <text:h text:style-name="P89" text:outline-level="2"><text:bookmark-start text:name="__RefHeading__6709_372088099"/>unless the information is already in the public domain through no action of the Service Provider;<text:bookmark-end text:name="__RefHeading__6709_372088099"/></text:h>
                </text:list-item>
                <text:list-item>
                  <text:h text:style-name="P89" text:outline-level="2"><text:bookmark-start text:name="__RefHeading__6711_372088099"/>unless the Service Provider is required to do so by a law which does not conflict with the Shuttleworth Foundation's principles and then only if doing so does not endanger the liberty and safety of the directors, trustees, employees, Fellows and alumni Fellows of the Shuttleworth Foundation<text:bookmark-end text:name="__RefHeading__6711_372088099"/></text:h>
                </text:list-item>
              </text:list>
            </text:list-item>
            <text:list-item>
              <text:h text:style-name="P89" text:outline-level="2"><text:bookmark-start text:name="__RefHeading__6713_372088099"/>Service Providers must ensure that systems, communications and documents containing confidential information are secure. the Shuttleworth Foundation may give written notice of minimum standards for ensuring security from time to time and the Service Provider and Fellow shall comply with those standards.<text:bookmark-end text:name="__RefHeading__6713_372088099"/></text:h>
            </text:list-item>
            <text:list-item>
              <text:h text:style-name="P89" text:outline-level="2"><text:bookmark-start text:name="__RefHeading__6715_372088099"/>If a Service Provider discloses information because disclosure is required by law or if a Service Provider has reason to suspect that confidential documents or communications under [his/her] control have been compromised then [he/she] must immediately notify the Shuttleworth Foundation.<text:bookmark-end text:name="__RefHeading__6715_372088099"/></text:h>
            </text:list-item>
          </text:list>
        </text:list-item>
      </text:list>
      <text:h text:style-name="P130" text:outline-level="1"><text:bookmark-start text:name="__RefHeading__6717_372088099"/><text:soft-page-break/><text:toc-mark-start text:id="IMark97910232" text:outline-level="1"/>Standard Legal Provisions<text:bookmark-end text:name="__RefHeading__6717_372088099"/><text:toc-mark-end text:id="IMark97910232"/></text:h>
      <text:list xml:id="list153946115547026" text:continue-numbering="true" text:style-name="L5">
        <text:list-item>
          <text:h text:style-name="P100" text:outline-level="2"><text:bookmark-start text:name="__RefHeading__6719_372088099"/><text:toc-mark-start text:id="IMark130517368" text:outline-level="2"/>Intellectual Property<text:bookmark-end text:name="__RefHeading__6719_372088099"/><text:toc-mark-end text:id="IMark130517368"/></text:h>
          <text:list>
            <text:list-item>
              <text:h text:style-name="P107" text:outline-level="2"><text:toc-mark-start text:id="IMark99550632" text:outline-level="3"/>Creation for this agreement<text:toc-mark-end text:id="IMark99550632"/></text:h>
              <text:list>
                <text:list-item>
                  <text:h text:style-name="P107" text:outline-level="2"><text:bookmark-start text:name="__RefHeading__6723_372088099"/>Intellectual Property is regarded as created for the purposes of this agreement if it is created after the agreement comes into effect and<text:bookmark-end text:name="__RefHeading__6723_372088099"/></text:h>
                  <text:list>
                    <text:list-item>
                      <text:h text:style-name="P125" text:outline-level="2"><text:bookmark-start text:name="__RefHeading__6725_372088099"/>it is created by the Service Provider to deliver a render a service in terms of this agreement; or<text:bookmark-end text:name="__RefHeading__6725_372088099"/></text:h>
                    </text:list-item>
                    <text:list-item>
                      <text:h text:style-name="P125" text:outline-level="2"><text:bookmark-start text:name="__RefHeading__6727_372088099"/>it is created by the Service Provider to comply with an obligation to the Shuttleworth Foundation in this agreement; or<text:bookmark-end text:name="__RefHeading__6727_372088099"/></text:h>
                    </text:list-item>
                    <text:list-item>
                      <text:h text:style-name="P126" text:outline-level="2"><text:bookmark-start text:name="__RefHeading__3020_399852144"/>It is <text:s/>created by the Service Provider and communicated on behalf of the Shuttleworth Foundation or an other entity in the Shuttleworth Foundation Group or stored in the Information Systems of the Shuttleworth Foundation or an entity in the Shuttleworth Foundation Group.<text:bookmark-end text:name="__RefHeading__3020_399852144"/></text:h>
                    </text:list-item>
                  </text:list>
                </text:list-item>
                <text:list-item>
                  <text:h text:style-name="P107" text:outline-level="2"><text:bookmark-start text:name="__RefHeading__6731_372088099"/>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bookmark-end text:name="__RefHeading__6731_372088099"/></text:h>
                </text:list-item>
              </text:list>
            </text:list-item>
            <text:list-item>
              <text:h text:style-name="P111" text:outline-level="2"><text:bookmark-start text:name="__RefHeading__6733_372088099"/><text:toc-mark-start text:id="IMark95780104" text:outline-level="3"/><text:span text:style-name="T20">V</text:span><text:span text:style-name="T19">esting</text:span><text:bookmark-end text:name="__RefHeading__6733_372088099"/><text:toc-mark-end text:id="IMark95780104"/></text:h>
              <text:list>
                <text:list-item>
                  <text:h text:style-name="P108" text:outline-level="2"><text:bookmark-start text:name="__RefHeading__6735_372088099"/>All Intellectual Property created for the purposes of this agreement vests in <text:span text:style-name="T36">the Shuttleworth Foundation.</text:span><text:bookmark-end text:name="__RefHeading__6735_372088099"/></text:h>
                </text:list-item>
                <text:list-item>
                  <text:h text:style-name="P108" text:outline-level="2"><text:bookmark-start text:name="__RefHeading__6737_372088099"/>If registration is required for the creation or vesting of Intellectual Property then registration must be in the name of <text:span text:style-name="T36">the Shuttleworth Foundation unless the Chief Executive Officer <text:s/>directs otherwise in writing.</text:span><text:bookmark-end text:name="__RefHeading__6737_372088099"/></text:h>
                </text:list-item>
                <text:list-item>
                  <text:h text:style-name="P108" text:outline-level="2"><text:bookmark-start text:name="__RefHeading__6739_372088099"/>Whenever the Service Provider engage<text:span text:style-name="T36">s</text:span> the assistance of or commission<text:span text:style-name="T55">s</text:span> works from any third party or makes use of the services of an employee to create Intellectual Property for the purposes of this agreement, then <text:span text:style-name="T36">the Service Provider </text:span>must ensure that all Intellectual Property rights vest<text:span text:style-name="T36">s</text:span> in or are assigned to <text:span text:style-name="T36">the Shuttleworth Foundation</text:span>.<text:bookmark-end text:name="__RefHeading__6739_372088099"/></text:h>
                </text:list-item>
                <text:list-item>
                  <text:h text:style-name="P109" text:outline-level="2"><text:bookmark-start text:name="__RefHeading__3022_399852144"/>During and after the Contract Period the Service Provider shall, at the Shuttleworth Foundation's request, execute any confirmatory assignment and any other appropriate <text:soft-page-break/>documents the Shuttleworth Foundation may require. When called upon to do so by the Shuttleworth Foundation, the Service Provider shall provide all reasonable information, materials, co-operation and/or <text:s/>assistance to the Shuttleworth Foundation to enable the Shuttleworth Foundation to apply to register (where applicable) the Intellectual Property that vests in <text:span text:style-name="T37">the Shuttleworth Foundation</text:span> in terms of this agreement in the name of the Shuttleworth Foundation and prove the Shuttleworth Foundation's title to Intellectual Property before any court or wherever such proof may reasonably be required.<text:bookmark-end text:name="__RefHeading__3022_399852144"/></text:h>
                </text:list-item>
              </text:list>
            </text:list-item>
            <text:list-item>
              <text:h text:style-name="P110" text:outline-level="2"><text:bookmark-start text:name="__RefHeading__6743_372088099"/>The Service Provider shall distribute Intellectual Property created for the purposes of this agreement according to the policies of the Shuttleworth Foundation and as directed by the <text:span text:style-name="T59">Chief Executive Officer</text:span>.<text:bookmark-end text:name="__RefHeading__6743_372088099"/></text:h>
            </text:list-item>
            <text:list-item>
              <text:h text:style-name="P112" text:outline-level="2"><text:bookmark-start text:name="__RefHeading__6797_372088099"/>The Service Provider <text:s/>will not apply for or obtain a patent, utility patent, registered designs, plant breeder's right or similar registered right over any knowledge resource or Intellectual Property created for the purposes of the agreement unless <text:span text:style-name="T36">instructed to do so in writing by the Chief Executive Officer of </text:span><text:span text:style-name="T24">the Shuttleworth Foundation</text:span><text:span text:style-name="T36">.</text:span><text:bookmark-end text:name="__RefHeading__6797_372088099"/></text:h>
            </text:list-item>
            <text:list-item>
              <text:h text:style-name="P113" text:outline-level="2"><text:bookmark-start text:name="__RefHeading__6823_372088099"/><text:toc-mark-start text:id="IMark103688776" text:outline-level="3"/>Warranty<text:bookmark-end text:name="__RefHeading__6823_372088099"/><text:toc-mark-end text:id="IMark103688776"/></text:h>
              <text:h text:style-name="P113" text:outline-level="2">The <text:span text:style-name="T27">Service Provider</text:span> warrant<text:span text:style-name="T36">s</text:span> that Intellectual Property created for the purposes of the agreement will not infringe the Intellectual Property or other rights of any third party and the <text:span text:style-name="T27">Service Provider </text:span>hereby indemnif<text:span text:style-name="T27">y</text:span> and hold<text:span text:style-name="T36">s </text:span><text:span text:style-name="T23">the Shuttleworth Foundation</text:span> harmless against any and all harm, damage, loss and costs, including legal costs, which <text:span text:style-name="T23">the Shuttleworth Foundation</text:span> may suffer from a breach of these warranties. The <text:span text:style-name="T27">Service Provider</text:span> warrant<text:span text:style-name="T36">s </text:span><text:s/>that <text:span text:style-name="T36">she </text:span>ha<text:span text:style-name="T36">s</text:span> the necessary permission, including licences or other lawful permissions, for any third party Intellectual Property included in or distributed with Intellectual Property created for purposes of this agreement.</text:h>
            </text:list-item>
          </text:list>
        </text:list-item>
        <text:list-item>
          <text:h text:style-name="P101" text:outline-level="2"><text:bookmark-start text:name="__RefHeading__6831_372088099"/><text:toc-mark-start text:id="IMark101678120" text:outline-level="2"/>How This Agreement Works<text:bookmark-end text:name="__RefHeading__6831_372088099"/><text:toc-mark-end text:id="IMark101678120"/></text:h>
          <text:list>
            <text:list-item>
              <text:h text:style-name="P114" text:outline-level="2"><text:bookmark-start text:name="__RefHeading__6833_372088099"/>This agreement constitutes the entire agreement between the Parties. No amendment of this agreement will be valid unless reduced to writing and signed by the Parties. No representations, undertakings or promises were made between the Parties except as incorporated in this agreement.<text:bookmark-end text:name="__RefHeading__6833_372088099"/></text:h>
            </text:list-item>
            <text:list-item>
              <text:h text:style-name="P115" text:outline-level="2"><text:bookmark-start text:name="__RefHeading__6835_372088099"/>The rights and obligations as contained in this agreement are personal in nature and may not be transferred, assigned or ceded to any third party.<text:bookmark-end text:name="__RefHeading__6835_372088099"/></text:h>
            </text:list-item>
            <text:list-item>
              <text:h text:style-name="P115" text:outline-level="2"><text:bookmark-start text:name="__RefHeading__6837_372088099"/>Words importing the singular include the plural and visa versa, words importing one gender include other genders.<text:bookmark-end text:name="__RefHeading__6837_372088099"/></text:h>
            </text:list-item>
            <text:list-item>
              <text:h text:style-name="P116" text:outline-level="2"><text:bookmark-start text:name="__RefHeading__6839_372088099"/>This agreement and all matters incidental thereto, including but not limited to the interpretation, application and termination of this agreement are governed by <text:span text:style-name="T29">[insert name of </text:span><text:soft-page-break/><text:span text:style-name="T29">chosen jurisdiction] </text:span><text:s/>law.<text:bookmark-end text:name="__RefHeading__6839_372088099"/></text:h>
            </text:list-item>
            <text:list-item>
              <text:h text:style-name="P115" text:outline-level="2"><text:bookmark-start text:name="__RefHeading__6841_372088099"/>Any notice required or permitted to be given in terms of this agreement will be valid and effective only if in writing. A notice is in writing for the purposes of this agreement if it is in text in an electronic form that it is accessible for subsequent reference.<text:bookmark-end text:name="__RefHeading__6841_372088099"/></text:h>
            </text:list-item>
            <text:list-item>
              <text:h text:style-name="P115" text:outline-level="2"><text:bookmark-start text:name="__RefHeading__6843_372088099"/>If a party to this agreement fails to fulfil an obligation in terms of this agreement and the other party does not require fulfilment then that will not constitute a waiver of the right to require the fulfilment of that obligation.<text:bookmark-end text:name="__RefHeading__6843_372088099"/></text:h>
            </text:list-item>
            <text:list-item>
              <text:h text:style-name="P115" text:outline-level="2"><text:bookmark-start text:name="__RefHeading__6845_372088099"/>When this agreement refers to a number of days then calculation of that number includes the day on which the event occurs, Saturdays, Sundays, public and bank holidays.<text:bookmark-end text:name="__RefHeading__6845_372088099"/></text:h>
            </text:list-item>
            <text:list-item>
              <text:h text:style-name="P115" text:outline-level="2"><text:bookmark-start text:name="__RefHeading__6847_372088099"/>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bookmark-end text:name="__RefHeading__6847_372088099"/></text:h>
            </text:list-item>
            <text:list-item>
              <text:h text:style-name="P115" text:outline-level="2"><text:bookmark-start text:name="__RefHeading__6849_372088099"/>If more than one party has an obligation in this agreement then that party is responsible for the entirety of the obligation and the party to whom the obligation is owed may enforce the obligation against any one or more of the parties owing the obligation which may in turn compel fulfilment of the obligation by the other parties under that obligation.<text:bookmark-end text:name="__RefHeading__6849_372088099"/></text:h>
            </text:list-item>
          </text:list>
        </text:list-item>
        <text:list-item>
          <text:h text:style-name="P102" text:outline-level="2"><text:bookmark-start text:name="__RefHeading__6851_372088099"/><text:toc-mark-start text:id="IMark102381144" text:outline-level="2"/>Termination other than for Breach<text:bookmark-end text:name="__RefHeading__6851_372088099"/><text:toc-mark-end text:id="IMark102381144"/></text:h>
          <text:list>
            <text:list-item>
              <text:h text:style-name="P115" text:outline-level="2"><text:bookmark-start text:name="__RefHeading__6853_372088099"/>In addition to termination at the expiry of the Contract Period specified in clause 2, and cancellation specified in clause 13 the agreement may be terminated in the circumstances set out below in 12.2, 12.3 and 12.4.<text:bookmark-end text:name="__RefHeading__6853_372088099"/></text:h>
            </text:list-item>
            <text:list-item>
              <text:h text:style-name="P115" text:outline-level="2"><text:bookmark-start text:name="__RefHeading__6855_372088099"/>If a party to this agreement party dies or is finally sequestrated then the agreement will terminate on the day of death or final sequestration.<text:bookmark-end text:name="__RefHeading__6855_372088099"/></text:h>
            </text:list-item>
            <text:list-item>
              <text:h text:style-name="P115" text:outline-level="2"><text:bookmark-start text:name="__RefHeading__6857_372088099"/>If a party to this agreement is permanently disabled or provisionally sequestrated then the Shuttleworth Foundation may elect whether or not to terminate the agreement. If the Shuttleworth Foundation elects to terminate the agreement then the Shuttleworth Foundation may do so by giving thirty (30) days notice to the the affected party, its heirs, successors or assigns, or where applicable the administrator or executor or the like of that other party.<text:bookmark-end text:name="__RefHeading__6857_372088099"/></text:h>
            </text:list-item>
            <text:list-item>
              <text:h text:style-name="P115" text:outline-level="2"><text:bookmark-start text:name="__RefHeading__6859_372088099"/>A party will not be liable for the performance of any one of [his/her] obligations in terms of this <text:soft-page-break/>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his/her] obligations, the occurrence of which event entitles any of the parties to immediately terminate the agreement in which event the other parties will not be entitled to hold the resiling party liable for any damages flowing from such termination.<text:bookmark-end text:name="__RefHeading__6859_372088099"/></text:h>
            </text:list-item>
          </text:list>
        </text:list-item>
        <text:list-item>
          <text:h text:style-name="P118" text:outline-level="2"><text:bookmark-start text:name="__RefHeading__6861_372088099"/><text:toc-mark-start text:id="IMark95779960" text:outline-level="2"/>Breach<text:bookmark-end text:name="__RefHeading__6861_372088099"/><text:toc-mark-end text:id="IMark95779960"/></text:h>
          <text:list>
            <text:list-item>
              <text:h text:style-name="P115" text:outline-level="2"><text:bookmark-start text:name="__RefHeading__6863_372088099"/>In the event of breach of this agreement by a party, save for a breach as envisaged in paragraph 13.2 below, the defaulting party must be given ten (10) days, by means of written 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bookmark-end text:name="__RefHeading__6863_372088099"/></text:h>
            </text:list-item>
            <text:list-item>
              <text:h text:style-name="P115" text:outline-level="2"><text:bookmark-start text:name="__RefHeading__6865_372088099"/>In the event that another party to this agreement commits an act that brings the reputation of the Shuttleworth Foundation into disrepute or creates a conflict of interest with the Shuttleworth Foundation, the Shuttleworth Foundation will have the right to terminate the agreement with immediate effect and without prior notice, and the Shuttleworth Foundation is entitled to claim damages.<text:bookmark-end text:name="__RefHeading__6865_372088099"/></text:h>
            </text:list-item>
          </text:list>
        </text:list-item>
        <text:list-item>
          <text:h text:style-name="P118" text:outline-level="2"><text:bookmark-start text:name="__RefHeading__6867_372088099"/><text:toc-mark-start text:id="IMark125117944" text:outline-level="2"/>Effect of Termination<text:bookmark-end text:name="__RefHeading__6867_372088099"/><text:toc-mark-end text:id="IMark125117944"/></text:h>
          <text:list>
            <text:list-item>
              <text:h text:style-name="P94" text:outline-level="2"><text:bookmark-start text:name="__RefHeading__6869_372088099"/>When this agreement Terminates, whether in terms of clause 3, 12 or 13 the following clauses will, as far as necessary to give effect to them, remain in force between the parties: 8,9,10,11, 14, 15 and 16. Any other provision necessary for the efficacy of those clauses will also remain in force.<text:bookmark-end text:name="__RefHeading__6869_372088099"/></text:h>
            </text:list-item>
            <text:list-item>
              <text:h text:style-name="P95" text:outline-level="2">If the Service Provider has generated any access codes, passwords or similar means of accessing or controlling any aspect of the communications or informations systems of any entity in the Shuttleworth Foundation Group then then Service Provider shall make those available to the Shuttleworth Foundation. After termination the Service Provider shall, if required to do so by the Shuttleworth Foundation enable the Shuttleworth Foundation to access or control any communications or information systems of any entity in the Shuttleworth Foundation Group to which the Service Provider has access or control. </text:h>
              <text:h text:style-name="P96" text:outline-level="2"/>
            </text:list-item>
          </text:list>
        </text:list-item>
        <text:list-item>
          <text:h text:style-name="P94" text:outline-level="2"><text:bookmark-start text:name="__RefHeading__6879_372088099"/><text:toc-mark-start text:id="IMark129692680" text:outline-level="2"/>Disputes<text:bookmark-end text:name="__RefHeading__6879_372088099"/><text:toc-mark-end text:id="IMark129692680"/></text:h>
          <text:list>
            <text:list-item>
              <text:h text:style-name="P115" text:outline-level="2"><text:bookmark-start text:name="__RefHeading__6881_372088099"/><text:soft-page-break/>If there is a dispute between the parties about this agreement, then a party may choose to resolve the dispute by mediation.<text:bookmark-end text:name="__RefHeading__6881_372088099"/></text:h>
            </text:list-item>
            <text:list-item>
              <text:h text:style-name="P115" text:outline-level="2"><text:bookmark-start text:name="__RefHeading__6883_372088099"/>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bookmark-end text:name="__RefHeading__6883_372088099"/></text:h>
            </text:list-item>
            <text:list-item>
              <text:h text:style-name="P115" text:outline-level="2"><text:bookmark-start text:name="__RefHeading__6885_372088099"/>Once a mediator is agreed [he/she] must attempt to resolve the dispute within thirty (30) days from receipt by all the parties of the notice requesting mediation.<text:bookmark-end text:name="__RefHeading__6885_372088099"/></text:h>
            </text:list-item>
            <text:list-item>
              <text:h text:style-name="P115" text:outline-level="2"><text:bookmark-start text:name="__RefHeading__6887_372088099"/>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text:bookmark-end text:name="__RefHeading__6887_372088099"/></text:h>
            </text:list-item>
            <text:list-item>
              <text:h text:style-name="P115" text:outline-level="2"><text:bookmark-start text:name="__RefHeading__6889_372088099"/>A party requiring arbitration may send the other parties a notice that [he/she] requires arbitration, and either nominate an arbitrator or call on the other parties to nominate an arbitrator within ten (10) days. If the parties agree on an arbitrator the arbitrator must accept within five (5) days of agreement.<text:bookmark-end text:name="__RefHeading__6889_372088099"/></text:h>
            </text:list-item>
            <text:list-item>
              <text:h text:style-name="P117" text:outline-level="2"><text:bookmark-start text:name="__RefHeading__6891_372088099"/>If the parties fail to agree on an arbitrator, or an agreed arbitrator does not accept the nomination in the time specified, then the <text:span text:style-name="T30">[Insert name of chosen organisation]</text:span> will be requested to appoint an arbitrator.<text:bookmark-end text:name="__RefHeading__6891_372088099"/></text:h>
            </text:list-item>
            <text:list-item>
              <text:h text:style-name="P119" text:outline-level="2">Arbitration will take place according to rules agreed between the parties and when such rules are silent, according to the arbitration rules of the <text:span text:style-name="T30">[Insert name of chosen organisation]</text:span>. If there is any conflict between the agreed rules of the <text:span text:style-name="T30">[Insert name of chosen organisation]</text:span> rules and this agreement, then this agreement prevails over the rules.</text:h>
            </text:list-item>
            <text:list-item>
              <text:h text:style-name="P120" text:outline-level="2"><text:bookmark-start text:name="__RefHeading__6897_372088099"/>Arbitration must take place within thirty (30) days of referral to arbitration. The parties may agree that arbitration will take place solely through the submission of written documents or alternatively through video conferencing or the like.<text:bookmark-end text:name="__RefHeading__6897_372088099"/></text:h>
            </text:list-item>
            <text:list-item>
              <text:h text:style-name="P120" text:outline-level="2"><text:bookmark-start text:name="__RefHeading__6899_372088099"/>The parties will do their best to make sure that the arbitration is held and an award made within sixty (60) days from referral to arbitration.<text:bookmark-end text:name="__RefHeading__6899_372088099"/></text:h>
            </text:list-item>
            <text:list-item>
              <text:h text:style-name="P120" text:outline-level="2"><text:bookmark-start text:name="__RefHeading__6901_372088099"/>The arbitrator will determine who must bear the cost of arbitration unless the parties agree otherwise prior to arbitration.<text:bookmark-end text:name="__RefHeading__6901_372088099"/></text:h>
            </text:list-item>
            <text:list-item>
              <text:h text:style-name="P120" text:outline-level="2"><text:bookmark-start text:name="__RefHeading__6903_372088099"/>The arbitration award will be final and binding.<text:bookmark-end text:name="__RefHeading__6903_372088099"/></text:h>
            </text:list-item>
          </text:list>
        </text:list-item>
        <text:list-item>
          <text:h text:style-name="P103" text:outline-level="2"><text:bookmark-start text:name="__RefHeading__6905_372088099"/><text:soft-page-break/><text:toc-mark-start text:id="IMark116454648" text:outline-level="2"/>Domicilia and Notices<text:bookmark-end text:name="__RefHeading__6905_372088099"/><text:toc-mark-end text:id="IMark116454648"/></text:h>
          <text:list>
            <text:list-item>
              <text:h text:style-name="P121" text:outline-level="2">Each Party choose its domicilium citandi et executandi ("Domicilium") for the purposes of the giving of any notice, the payment of any sum, the serving of any process and for any other purpose arising from this agreement <text:s/>their respective addresses <text:s/>set out t in the Contract Specifications.</text:h>
            </text:list-item>
            <text:list-item>
              <text:h text:style-name="P129" text:outline-level="2">Each party is entitled, to vary its Domicilium to any other address which is not a post office box or poste restante by written notice, including by email, to the other parties.</text:h>
            </text:list-item>
            <text:list-item>
              <text:h text:style-name="P120" text:outline-level="2"><text:bookmark-start text:name="__RefHeading__6919_372088099"/>Any notice given and any payment made by one party to another (the "Addressee") which:<text:bookmark-end text:name="__RefHeading__6919_372088099"/></text:h>
              <text:list>
                <text:list-item>
                  <text:h text:style-name="P120" text:outline-level="2"><text:bookmark-start text:name="__RefHeading__6921_372088099"/>is delivered by hand, during the normal business hours of the Addressee at the Addressee's Domicilium for the time being, will be deemed, in the absence of proof to the contrary, to have been received by the Addressee at the time of delivery; or<text:bookmark-end text:name="__RefHeading__6921_372088099"/></text:h>
                </text:list-item>
                <text:list-item>
                  <text:h text:style-name="P120" text:outline-level="2"><text:bookmark-start text:name="__RefHeading__6923_372088099"/>is transmitted through an electronic communication system such as electronic mail, and delivery to the Service Provider'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bookmark-end text:name="__RefHeading__6923_372088099"/></text:h>
                </text:list-item>
              </text:list>
            </text:list-item>
          </text:list>
        </text:list-item>
        <text:list-item>
          <text:h text:style-name="P103" text:outline-level="2"><text:bookmark-start text:name="__RefHeading__6925_372088099"/><text:toc-mark-start text:id="IMark127952344" text:outline-level="2"/>Signature and Conclusion<text:bookmark-end text:name="__RefHeading__6925_372088099"/><text:toc-mark-end text:id="IMark127952344"/></text:h>
        </text:list-item>
      </text:list>
      <text:h text:style-name="P60" text:outline-level="2"><text:bookmark-start text:name="__RefHeading__6927_372088099"/>Electronic Form<text:bookmark-end text:name="__RefHeading__6927_372088099"/></text:h>
      <text:list xml:id="list153946780562507" text:continue-numbering="true" text:style-name="L5">
        <text:list-item>
          <text:list>
            <text:list-item>
              <text:h text:style-name="P120" text:outline-level="2"><text:bookmark-start text:name="__RefHeading__6929_372088099"/>The Parties agree to this version of this agreement in electronic form and signed by Electronic Signatures of the parties.<text:bookmark-end text:name="__RefHeading__6929_372088099"/></text:h>
            </text:list-item>
            <text:list-item>
              <text:h text:style-name="P120" text:outline-level="2"><text:bookmark-start text:name="__RefHeading__6931_372088099"/>Each Party consents to the use of the electronic version of this agreement provided by the Shuttleworth Foundation. The electronic version of this agreement provided by the Shuttleworth Foundation and signed with Electronic Signatures, will be regarded as valid for all legal purposes, and as original” and “in writing” for all legal purposes.<text:bookmark-end text:name="__RefHeading__6931_372088099"/></text:h>
            </text:list-item>
            <text:list-item>
              <text:h text:style-name="P120" text:outline-level="2"><text:bookmark-start text:name="__RefHeading__6933_372088099"/>Each party consents to the production of the electronic version of the agreement provided by the Shuttleworth Foundation and signed by the Electronic Signature as a document that meets any requirement or permission under any statutory provision or rule of law that a person is required or permitted to produce a document.<text:bookmark-end text:name="__RefHeading__6933_372088099"/></text:h>
            </text:list-item>
          </text:list>
        </text:list-item>
      </text:list>
      <text:h text:style-name="P60" text:outline-level="2"><text:bookmark-start text:name="__RefHeading__6935_372088099"/>Electronic Signature<text:bookmark-end text:name="__RefHeading__6935_372088099"/></text:h>
      <text:list xml:id="list153945804544973" text:continue-numbering="true" text:style-name="L5">
        <text:list-item>
          <text:list>
            <text:list-item>
              <text:h text:style-name="P120" text:outline-level="2"><text:bookmark-start text:name="__RefHeading__6937_372088099"/>The Parties are using Electronic Signatures to conclude this agreement.<text:bookmark-end text:name="__RefHeading__6937_372088099"/></text:h>
            </text:list-item>
            <text:list-item>
              <text:h text:style-name="P120" text:outline-level="2"><text:bookmark-start text:name="__RefHeading__6939_372088099"/><text:soft-page-break/>Each Party will be assigned an Electronic Signature by a Third Party Service designated by the Shuttleworth Foundation.<text:bookmark-end text:name="__RefHeading__6939_372088099"/></text:h>
            </text:list-item>
            <text:list-item>
              <text:h text:style-name="P120" text:outline-level="2"><text:bookmark-start text:name="__RefHeading__6941_372088099"/>By associating the Electronic Signature assigned to it by the Third Party Service with the electronic version of this agreement a signatory:<text:bookmark-end text:name="__RefHeading__6941_372088099"/></text:h>
              <text:list>
                <text:list-item>
                  <text:h text:style-name="P120" text:outline-level="2"><text:bookmark-start text:name="__RefHeading__6943_372088099"/>identifies (himself/herself), and<text:bookmark-end text:name="__RefHeading__6943_372088099"/></text:h>
                </text:list-item>
                <text:list-item>
                  <text:h text:style-name="P120" text:outline-level="2"><text:bookmark-start text:name="__RefHeading__6945_372088099"/>demonstrates an intention to be legally bound, and<text:bookmark-end text:name="__RefHeading__6945_372088099"/></text:h>
                </text:list-item>
                <text:list-item>
                  <text:h text:style-name="P120" text:outline-level="2"><text:bookmark-start text:name="__RefHeading__6947_372088099"/>consents to use of the Electronic Signature for purposes of the previous two sub paragraphs, and<text:bookmark-end text:name="__RefHeading__6947_372088099"/></text:h>
                </text:list-item>
                <text:list-item>
                  <text:h text:style-name="P122" text:outline-level="2"><text:bookmark-start text:name="__RefHeading__6949_372088099"/>consents to use of Electronic Signatures by the other parties for the purposes of identification and demonstration of intention.<text:bookmark-end text:name="__RefHeading__6949_372088099"/></text:h>
                </text:list-item>
              </text:list>
            </text:list-item>
            <text:list-item>
              <text:h text:style-name="P122" text:outline-level="2"><text:bookmark-start text:name="__RefHeading__6951_372088099"/>The agreement will be concluded when all the parties have associated their assigned Electronic Signature with this agreement as it is provided by the Shuttleworth Foundation.<text:bookmark-end text:name="__RefHeading__6951_372088099"/></text:h>
            </text:list-item>
            <text:list-item>
              <text:h text:style-name="P122" text:outline-level="2"><text:bookmark-start text:name="__RefHeading__6953_372088099"/>Any persons signing this agreement in a representative capacity warrants [his/her] authority to do so.<text:bookmark-end text:name="__RefHeading__6953_372088099"/></text:h>
            </text:list-item>
            <text:list-item>
              <text:h text:style-name="P122" text:outline-level="2"><text:bookmark-start text:name="__RefHeading__6955_372088099"/>An electronic version of this agreement with associated Electronic Signatures constitute prima facie proof of this agreement. <text:s/>A certificate provided by the Third Party Service appointed by the Shuttleworth Foundation constitutes prima facie proof of the information in the certificate such as time of signature. A true paper copy of the electronic version of this agreement constitutes prima facie proof of this agreement.<text:bookmark-end text:name="__RefHeading__6955_372088099"/></text:h>
            </text:list-item>
          </text:list>
        </text:list-item>
      </text:list>
      <text:h text:style-name="P46" text:outline-level="2"/>
      <text:h text:style-name="P127" text:outline-level="2"/>
      <text:h text:style-name="P128" text:outline-level="2"><text:bookmark-start text:name="__RefHeading__6957_372088099"/><text:toc-mark-start text:id="IMark107235256" text:outline-level="1"/>Record of Signature<text:bookmark-end text:name="__RefHeading__6957_372088099"/><text:toc-mark-end text:id="IMark107235256"/></text:h>
      <text:p text:style-name="P47"/>
      <text:p text:style-name="P47"/>
      <text:p text:style-name="P48"/>
      <text:p text:style-name="P50"/>
      <text:p text:style-name="P49"/>
      <text:p text:style-name="P49">__________________________________________</text:p>
      <text:p text:style-name="P49"><text:span text:style-name="T28">Signature </text:span>for and on behalf of the Shuttleworth Foundation</text:p>
      <text:p text:style-name="P54">Date of Signature</text:p>
      <text:p text:style-name="P51"/>
      <text:p text:style-name="P49"/>
      <text:p text:style-name="P50"/>
      <text:p text:style-name="P52"/>
      <text:p text:style-name="P55"/>
      <text:p text:style-name="P55"/>
      <text:p text:style-name="P49">__________________________________________</text:p>
      <text:p text:style-name="P53">for and on behalf of Service Provider</text:p>
      <text:h text:style-name="P56" text:outline-level="2"><text:bookmark-start text:name="__RefHeading__6959_372088099"/>Date of Signature: <text:bookmark-end text:name="__RefHeading__6959_3720880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Calibri" svg:font-family="Calibri"/>
    <style:font-face style:name="FreeSans5" svg:font-family="FreeSans"/>
    <style:font-face style:name="FreeSans3" svg:font-family="FreeSans" style:font-family-generic="swiss"/>
    <style:font-face style:name="FreeSans\"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style:font-face style:name="Times New Roman" svg:font-family="'Times New Roman'" style:font-family-generic="system" style:font-pitch="variable"/>
  </office:font-face-decls>
  <office:styles>
    <draw:fill-image draw:name="Bitmape_20_1" draw:display-name="Bitmape 1" xlink:href="Pictures/100000000000002800000032E72A4D5C.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M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359a7a"/>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repeat="stretch"/>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span text:style-name="MT4">Page </text:span><text:page-number text:select-page="current">2</text:page-number><text:tab/><text:tab/></text:p>
        <text:p text:style-name="MP8"><text:tab/><text:tab/>Initiall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1-19T15:39:20.267096403</dc:date>
    <meta:editing-duration>PT18H51M25S</meta:editing-duration>
    <meta:editing-cycles>83</meta:editing-cycles>
    <meta:generator>LibreOffice/4.2.8.2$Linux_X86_64 LibreOffice_project/420m0$Build-2</meta:generator>
    <meta:document-statistic meta:table-count="1" meta:image-count="1" meta:object-count="0" meta:page-count="18" meta:paragraph-count="219" meta:word-count="4819" meta:character-count="31197" meta:non-whitespace-character-count="26565"/>
  </office:meta>
</office:document-meta>
</file>